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3.766cm"/>
    </style:style>
    <style:style style:name="co3" style:family="table-column">
      <style:table-column-properties fo:break-before="auto" style:column-width="4.637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0.497cm"/>
    </style:style>
    <style:style style:name="co6" style:family="table-column">
      <style:table-column-properties fo:break-before="auto" style:column-width="1.778cm"/>
    </style:style>
    <style:style style:name="co7" style:family="table-column">
      <style:table-column-properties fo:break-before="auto" style:column-width="0.416cm"/>
    </style:style>
    <style:style style:name="co8" style:family="table-column">
      <style:table-column-properties fo:break-before="auto" style:column-width="4.692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452cm"/>
    </style:style>
    <style:style style:name="co11" style:family="table-column">
      <style:table-column-properties fo:break-before="auto" style:column-width="0.526cm"/>
    </style:style>
    <style:style style:name="co12" style:family="table-column">
      <style:table-column-properties fo:break-before="auto" style:column-width="0.635cm"/>
    </style:style>
    <style:style style:name="co13" style:family="table-column">
      <style:table-column-properties fo:break-before="auto" style:column-width="0.797cm"/>
    </style:style>
    <style:style style:name="co14" style:family="table-column">
      <style:table-column-properties fo:break-before="auto" style:column-width="1.233cm"/>
    </style:style>
    <style:style style:name="co15" style:family="table-column">
      <style:table-column-properties fo:break-before="auto" style:column-width="2.7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ileog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ent1</text:p>
          </table:table-cell>
          <table:table-cell office:value-type="string" calcext:value-type="string">
            <text:p><text:s/>= Entry(win ,width=5)</text:p>
          </table:table-cell>
          <table:table-cell table:formula="of:=[.A1]&amp;[.B1]" office:value-type="string" office:string-value="ent1 = Entry(win ,width=5)" calcext:value-type="string">
            <text:p>ent1 = Entry(win ,width=5)</text:p>
          </table:table-cell>
          <table:table-cell office:value-type="string" calcext:value-type="string">
            <text:p>.grid(row=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column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table:formula="of:=[.A1]&amp;[.D1]&amp;[.E1]&amp;[.F1]&amp;[.G1]&amp;[.H1]" office:value-type="string" office:string-value="ent1.grid(row=0,column=1)" calcext:value-type="string">
            <text:p>ent1.grid(row=0,column=1)</text:p>
          </table:table-cell>
          <table:table-cell/>
          <table:table-cell office:value-type="string" calcext:value-type="string">
            <text:p>fullgrid[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][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]=</text:p>
          </table:table-cell>
          <table:table-cell office:value-type="string" calcext:value-type="string">
            <text:p>int(</text:p>
          </table:table-cell>
          <table:table-cell office:value-type="string" calcext:value-type="string">
            <text:p>.get())</text:p>
          </table:table-cell>
          <table:table-cell table:formula="of:=[.K1]&amp;[.L1]&amp;[.M1]&amp;[.N1]&amp;[.O1]&amp;[.P1]&amp;[.A1]&amp;[.Q1]" office:value-type="string" office:string-value="fullgrid[0][0]=int(ent1.get())" calcext:value-type="string">
            <text:p>fullgrid[0][0]=int(ent1.get())</text:p>
          </table:table-cell>
        </table:table-row>
        <table:table-row table:style-name="ro1">
          <table:table-cell office:value-type="string" calcext:value-type="string">
            <text:p>ent2</text:p>
          </table:table-cell>
          <table:table-cell office:value-type="string" calcext:value-type="string">
            <text:p><text:s/>= Entry(win ,width=5)</text:p>
          </table:table-cell>
          <table:table-cell table:formula="of:=[.A2]&amp;[.B2]" office:value-type="string" office:string-value="ent2 = Entry(win ,width=5)" calcext:value-type="string">
            <text:p>ent2 = Entry(win ,width=5)</text:p>
          </table:table-cell>
          <table:table-cell office:value-type="string" calcext:value-type="string">
            <text:p>.grid(row=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column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  <table:table-cell table:formula="of:=[.A2]&amp;[.D2]&amp;[.E2]&amp;[.F2]&amp;[.G2]&amp;[.H2]" office:value-type="string" office:string-value="ent2.grid(row=0,column=2)" calcext:value-type="string">
            <text:p>ent2.grid(row=0,column=2)</text:p>
          </table:table-cell>
          <table:table-cell/>
          <table:table-cell office:value-type="string" calcext:value-type="string">
            <text:p>fullgrid[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][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]=</text:p>
          </table:table-cell>
          <table:table-cell office:value-type="string" calcext:value-type="string">
            <text:p>int(</text:p>
          </table:table-cell>
          <table:table-cell office:value-type="string" calcext:value-type="string">
            <text:p>.get())</text:p>
          </table:table-cell>
          <table:table-cell table:formula="of:=[.K2]&amp;[.L2]&amp;[.M2]&amp;[.N2]&amp;[.O2]&amp;[.P2]&amp;[.A2]&amp;[.Q2]" office:value-type="string" office:string-value="fullgrid[0][1]=int(ent2.get())" calcext:value-type="string">
            <text:p>fullgrid[0][1]=int(ent2.get())</text:p>
          </table:table-cell>
        </table:table-row>
        <table:table-row table:style-name="ro1">
          <table:table-cell office:value-type="string" calcext:value-type="string">
            <text:p>ent3</text:p>
          </table:table-cell>
          <table:table-cell office:value-type="string" calcext:value-type="string">
            <text:p><text:s/>= Entry(win ,width=5)</text:p>
          </table:table-cell>
          <table:table-cell table:formula="of:=[.A3]&amp;[.B3]" office:value-type="string" office:string-value="ent3 = Entry(win ,width=5)" calcext:value-type="string">
            <text:p>ent3 = Entry(win ,width=5)</text:p>
          </table:table-cell>
          <table:table-cell office:value-type="string" calcext:value-type="string">
            <text:p>.grid(row=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column=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 table:formula="of:=[.A3]&amp;[.D3]&amp;[.E3]&amp;[.F3]&amp;[.G3]&amp;[.H3]" office:value-type="string" office:string-value="ent3.grid(row=0,column=3)" calcext:value-type="string">
            <text:p>ent3.grid(row=0,column=3)</text:p>
          </table:table-cell>
          <table:table-cell/>
          <table:table-cell office:value-type="string" calcext:value-type="string">
            <text:p>fullgrid[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][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]=</text:p>
          </table:table-cell>
          <table:table-cell office:value-type="string" calcext:value-type="string">
            <text:p>int(</text:p>
          </table:table-cell>
          <table:table-cell office:value-type="string" calcext:value-type="string">
            <text:p>.get())</text:p>
          </table:table-cell>
          <table:table-cell table:formula="of:=[.K3]&amp;[.L3]&amp;[.M3]&amp;[.N3]&amp;[.O3]&amp;[.P3]&amp;[.A3]&amp;[.Q3]" office:value-type="string" office:string-value="fullgrid[0][2]=int(ent3.get())" calcext:value-type="string">
            <text:p>fullgrid[0][2]=int(ent3.get())</text:p>
          </table:table-cell>
        </table:table-row>
        <table:table-row table:style-name="ro1">
          <table:table-cell office:value-type="string" calcext:value-type="string">
            <text:p>ent4</text:p>
          </table:table-cell>
          <table:table-cell office:value-type="string" calcext:value-type="string">
            <text:p><text:s/>= Entry(win ,width=5)</text:p>
          </table:table-cell>
          <table:table-cell table:formula="of:=[.A4]&amp;[.B4]" office:value-type="string" office:string-value="ent4 = Entry(win ,width=5)" calcext:value-type="string">
            <text:p>ent4 = Entry(win ,width=5)</text:p>
          </table:table-cell>
          <table:table-cell office:value-type="string" calcext:value-type="string">
            <text:p>.grid(row=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column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</text:p>
          </table:table-cell>
          <table:table-cell table:formula="of:=[.A4]&amp;[.D4]&amp;[.E4]&amp;[.F4]&amp;[.G4]&amp;[.H4]" office:value-type="string" office:string-value="ent4.grid(row=0,column=5)" calcext:value-type="string">
            <text:p>ent4.grid(row=0,column=5)</text:p>
          </table:table-cell>
          <table:table-cell/>
          <table:table-cell office:value-type="string" calcext:value-type="string">
            <text:p>fullgrid[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][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]=</text:p>
          </table:table-cell>
          <table:table-cell office:value-type="string" calcext:value-type="string">
            <text:p>int(</text:p>
          </table:table-cell>
          <table:table-cell office:value-type="string" calcext:value-type="string">
            <text:p>.get())</text:p>
          </table:table-cell>
          <table:table-cell table:formula="of:=[.K4]&amp;[.L4]&amp;[.M4]&amp;[.N4]&amp;[.O4]&amp;[.P4]&amp;[.A4]&amp;[.Q4]" office:value-type="string" office:string-value="fullgrid[0][3]=int(ent4.get())" calcext:value-type="string">
            <text:p>fullgrid[0][3]=int(ent4.get())</text:p>
          </table:table-cell>
        </table:table-row>
        <table:table-row table:style-name="ro1">
          <table:table-cell office:value-type="string" calcext:value-type="string">
            <text:p>ent5</text:p>
          </table:table-cell>
          <table:table-cell office:value-type="string" calcext:value-type="string">
            <text:p><text:s/>= Entry(win ,width=5)</text:p>
          </table:table-cell>
          <table:table-cell table:formula="of:=[.A5]&amp;[.B5]" office:value-type="string" office:string-value="ent5 = Entry(win ,width=5)" calcext:value-type="string">
            <text:p>ent5 = Entry(win ,width=5)</text:p>
          </table:table-cell>
          <table:table-cell office:value-type="string" calcext:value-type="string">
            <text:p>.grid(row=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column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</text:p>
          </table:table-cell>
          <table:table-cell table:formula="of:=[.A5]&amp;[.D5]&amp;[.E5]&amp;[.F5]&amp;[.G5]&amp;[.H5]" office:value-type="string" office:string-value="ent5.grid(row=0,column=6)" calcext:value-type="string">
            <text:p>ent5.grid(row=0,column=6)</text:p>
          </table:table-cell>
          <table:table-cell/>
          <table:table-cell office:value-type="string" calcext:value-type="string">
            <text:p>fullgrid[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][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]=</text:p>
          </table:table-cell>
          <table:table-cell office:value-type="string" calcext:value-type="string">
            <text:p>int(</text:p>
          </table:table-cell>
          <table:table-cell office:value-type="string" calcext:value-type="string">
            <text:p>.get())</text:p>
          </table:table-cell>
          <table:table-cell table:formula="of:=[.K5]&amp;[.L5]&amp;[.M5]&amp;[.N5]&amp;[.O5]&amp;[.P5]&amp;[.A5]&amp;[.Q5]" office:value-type="string" office:string-value="fullgrid[0][4]=int(ent5.get())" calcext:value-type="string">
            <text:p>fullgrid[0][4]=int(ent5.get())</text:p>
          </table:table-cell>
        </table:table-row>
        <table:table-row table:style-name="ro1">
          <table:table-cell office:value-type="string" calcext:value-type="string">
            <text:p>ent6</text:p>
          </table:table-cell>
          <table:table-cell office:value-type="string" calcext:value-type="string">
            <text:p><text:s/>= Entry(win ,width=5)</text:p>
          </table:table-cell>
          <table:table-cell table:formula="of:=[.A6]&amp;[.B6]" office:value-type="string" office:string-value="ent6 = Entry(win ,width=5)" calcext:value-type="string">
            <text:p>ent6 = Entry(win ,width=5)</text:p>
          </table:table-cell>
          <table:table-cell office:value-type="string" calcext:value-type="string">
            <text:p>.grid(row=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column=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</text:p>
          </table:table-cell>
          <table:table-cell table:formula="of:=[.A6]&amp;[.D6]&amp;[.E6]&amp;[.F6]&amp;[.G6]&amp;[.H6]" office:value-type="string" office:string-value="ent6.grid(row=0,column=7)" calcext:value-type="string">
            <text:p>ent6.grid(row=0,column=7)</text:p>
          </table:table-cell>
          <table:table-cell/>
          <table:table-cell office:value-type="string" calcext:value-type="string">
            <text:p>fullgrid[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][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]=</text:p>
          </table:table-cell>
          <table:table-cell office:value-type="string" calcext:value-type="string">
            <text:p>int(</text:p>
          </table:table-cell>
          <table:table-cell office:value-type="string" calcext:value-type="string">
            <text:p>.get())</text:p>
          </table:table-cell>
          <table:table-cell table:formula="of:=[.K6]&amp;[.L6]&amp;[.M6]&amp;[.N6]&amp;[.O6]&amp;[.P6]&amp;[.A6]&amp;[.Q6]" office:value-type="string" office:string-value="fullgrid[0][5]=int(ent6.get())" calcext:value-type="string">
            <text:p>fullgrid[0][5]=int(ent6.get())</text:p>
          </table:table-cell>
        </table:table-row>
        <table:table-row table:style-name="ro1">
          <table:table-cell office:value-type="string" calcext:value-type="string">
            <text:p>ent7</text:p>
          </table:table-cell>
          <table:table-cell office:value-type="string" calcext:value-type="string">
            <text:p><text:s/>= Entry(win ,width=5)</text:p>
          </table:table-cell>
          <table:table-cell table:formula="of:=[.A7]&amp;[.B7]" office:value-type="string" office:string-value="ent7 = Entry(win ,width=5)" calcext:value-type="string">
            <text:p>ent7 = Entry(win ,width=5)</text:p>
          </table:table-cell>
          <table:table-cell office:value-type="string" calcext:value-type="string">
            <text:p>.grid(row=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column=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</text:p>
          </table:table-cell>
          <table:table-cell table:formula="of:=[.A7]&amp;[.D7]&amp;[.E7]&amp;[.F7]&amp;[.G7]&amp;[.H7]" office:value-type="string" office:string-value="ent7.grid(row=0,column=9)" calcext:value-type="string">
            <text:p>ent7.grid(row=0,column=9)</text:p>
          </table:table-cell>
          <table:table-cell/>
          <table:table-cell office:value-type="string" calcext:value-type="string">
            <text:p>fullgrid[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][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]=</text:p>
          </table:table-cell>
          <table:table-cell office:value-type="string" calcext:value-type="string">
            <text:p>int(</text:p>
          </table:table-cell>
          <table:table-cell office:value-type="string" calcext:value-type="string">
            <text:p>.get())</text:p>
          </table:table-cell>
          <table:table-cell table:formula="of:=[.K7]&amp;[.L7]&amp;[.M7]&amp;[.N7]&amp;[.O7]&amp;[.P7]&amp;[.A7]&amp;[.Q7]" office:value-type="string" office:string-value="fullgrid[0][6]=int(ent7.get())" calcext:value-type="string">
            <text:p>fullgrid[0][6]=int(ent7.get())</text:p>
          </table:table-cell>
        </table:table-row>
        <table:table-row table:style-name="ro1">
          <table:table-cell office:value-type="string" calcext:value-type="string">
            <text:p>ent8</text:p>
          </table:table-cell>
          <table:table-cell office:value-type="string" calcext:value-type="string">
            <text:p><text:s/>= Entry(win ,width=5)</text:p>
          </table:table-cell>
          <table:table-cell table:formula="of:=[.A8]&amp;[.B8]" office:value-type="string" office:string-value="ent8 = Entry(win ,width=5)" calcext:value-type="string">
            <text:p>ent8 = Entry(win ,width=5)</text:p>
          </table:table-cell>
          <table:table-cell office:value-type="string" calcext:value-type="string">
            <text:p>.grid(row=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column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</text:p>
          </table:table-cell>
          <table:table-cell table:formula="of:=[.A8]&amp;[.D8]&amp;[.E8]&amp;[.F8]&amp;[.G8]&amp;[.H8]" office:value-type="string" office:string-value="ent8.grid(row=0,column=10)" calcext:value-type="string">
            <text:p>ent8.grid(row=0,column=10)</text:p>
          </table:table-cell>
          <table:table-cell/>
          <table:table-cell office:value-type="string" calcext:value-type="string">
            <text:p>fullgrid[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][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]=</text:p>
          </table:table-cell>
          <table:table-cell office:value-type="string" calcext:value-type="string">
            <text:p>int(</text:p>
          </table:table-cell>
          <table:table-cell office:value-type="string" calcext:value-type="string">
            <text:p>.get())</text:p>
          </table:table-cell>
          <table:table-cell table:formula="of:=[.K8]&amp;[.L8]&amp;[.M8]&amp;[.N8]&amp;[.O8]&amp;[.P8]&amp;[.A8]&amp;[.Q8]" office:value-type="string" office:string-value="fullgrid[0][7]=int(ent8.get())" calcext:value-type="string">
            <text:p>fullgrid[0][7]=int(ent8.get())</text:p>
          </table:table-cell>
        </table:table-row>
        <table:table-row table:style-name="ro1">
          <table:table-cell office:value-type="string" calcext:value-type="string">
            <text:p>ent9</text:p>
          </table:table-cell>
          <table:table-cell office:value-type="string" calcext:value-type="string">
            <text:p><text:s/>= Entry(win ,width=5)</text:p>
          </table:table-cell>
          <table:table-cell table:formula="of:=[.A9]&amp;[.B9]" office:value-type="string" office:string-value="ent9 = Entry(win ,width=5)" calcext:value-type="string">
            <text:p>ent9 = Entry(win ,width=5)</text:p>
          </table:table-cell>
          <table:table-cell office:value-type="string" calcext:value-type="string">
            <text:p>.grid(row=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column=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</text:p>
          </table:table-cell>
          <table:table-cell table:formula="of:=[.A9]&amp;[.D9]&amp;[.E9]&amp;[.F9]&amp;[.G9]&amp;[.H9]" office:value-type="string" office:string-value="ent9.grid(row=0,column=11)" calcext:value-type="string">
            <text:p>ent9.grid(row=0,column=11)</text:p>
          </table:table-cell>
          <table:table-cell/>
          <table:table-cell office:value-type="string" calcext:value-type="string">
            <text:p>fullgrid[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][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]=</text:p>
          </table:table-cell>
          <table:table-cell office:value-type="string" calcext:value-type="string">
            <text:p>int(</text:p>
          </table:table-cell>
          <table:table-cell office:value-type="string" calcext:value-type="string">
            <text:p>.get())</text:p>
          </table:table-cell>
          <table:table-cell table:formula="of:=[.K9]&amp;[.L9]&amp;[.M9]&amp;[.N9]&amp;[.O9]&amp;[.P9]&amp;[.A9]&amp;[.Q9]" office:value-type="string" office:string-value="fullgrid[0][8]=int(ent9.get())" calcext:value-type="string">
            <text:p>fullgrid[0][8]=int(ent9.get())</text:p>
          </table:table-cell>
        </table:table-row>
        <table:table-row table:style-name="ro1">
          <table:table-cell office:value-type="string" calcext:value-type="string">
            <text:p>ent10</text:p>
          </table:table-cell>
          <table:table-cell office:value-type="string" calcext:value-type="string">
            <text:p><text:s/>= Entry(win ,width=5)</text:p>
          </table:table-cell>
          <table:table-cell table:formula="of:=[.A10]&amp;[.B10]" office:value-type="string" office:string-value="ent10 = Entry(win ,width=5)" calcext:value-type="string">
            <text:p>ent10 = Entry(win ,width=5)</text:p>
          </table:table-cell>
          <table:table-cell office:value-type="string" calcext:value-type="string">
            <text:p>.grid(row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column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table:formula="of:=[.A10]&amp;[.D10]&amp;[.E10]&amp;[.F10]&amp;[.G10]&amp;[.H10]" office:value-type="string" office:string-value="ent10.grid(row=1,column=1)" calcext:value-type="string">
            <text:p>ent10.grid(row=1,column=1)</text:p>
          </table:table-cell>
          <table:table-cell/>
          <table:table-cell office:value-type="string" calcext:value-type="string">
            <text:p>fullgrid[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][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]=</text:p>
          </table:table-cell>
          <table:table-cell office:value-type="string" calcext:value-type="string">
            <text:p>int(</text:p>
          </table:table-cell>
          <table:table-cell office:value-type="string" calcext:value-type="string">
            <text:p>.get())</text:p>
          </table:table-cell>
          <table:table-cell table:formula="of:=[.K10]&amp;[.L10]&amp;[.M10]&amp;[.N10]&amp;[.O10]&amp;[.P10]&amp;[.A10]&amp;[.Q10]" office:value-type="string" office:string-value="fullgrid[1][0]=int(ent10.get())" calcext:value-type="string">
            <text:p>fullgrid[1][0]=int(ent10.get())</text:p>
          </table:table-cell>
        </table:table-row>
        <table:table-row table:style-name="ro1">
          <table:table-cell office:value-type="string" calcext:value-type="string">
            <text:p>ent11</text:p>
          </table:table-cell>
          <table:table-cell office:value-type="string" calcext:value-type="string">
            <text:p><text:s/>= Entry(win ,width=5)</text:p>
          </table:table-cell>
          <table:table-cell table:formula="of:=[.A11]&amp;[.B11]" office:value-type="string" office:string-value="ent11 = Entry(win ,width=5)" calcext:value-type="string">
            <text:p>ent11 = Entry(win ,width=5)</text:p>
          </table:table-cell>
          <table:table-cell office:value-type="string" calcext:value-type="string">
            <text:p>.grid(row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column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  <table:table-cell table:formula="of:=[.A11]&amp;[.D11]&amp;[.E11]&amp;[.F11]&amp;[.G11]&amp;[.H11]" office:value-type="string" office:string-value="ent11.grid(row=1,column=2)" calcext:value-type="string">
            <text:p>ent11.grid(row=1,column=2)</text:p>
          </table:table-cell>
          <table:table-cell/>
          <table:table-cell office:value-type="string" calcext:value-type="string">
            <text:p>fullgrid[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][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]=</text:p>
          </table:table-cell>
          <table:table-cell office:value-type="string" calcext:value-type="string">
            <text:p>int(</text:p>
          </table:table-cell>
          <table:table-cell office:value-type="string" calcext:value-type="string">
            <text:p>.get())</text:p>
          </table:table-cell>
          <table:table-cell table:formula="of:=[.K11]&amp;[.L11]&amp;[.M11]&amp;[.N11]&amp;[.O11]&amp;[.P11]&amp;[.A11]&amp;[.Q11]" office:value-type="string" office:string-value="fullgrid[1][1]=int(ent11.get())" calcext:value-type="string">
            <text:p>fullgrid[1][1]=int(ent11.get())</text:p>
          </table:table-cell>
        </table:table-row>
        <table:table-row table:style-name="ro1">
          <table:table-cell office:value-type="string" calcext:value-type="string">
            <text:p>ent12</text:p>
          </table:table-cell>
          <table:table-cell office:value-type="string" calcext:value-type="string">
            <text:p><text:s/>= Entry(win ,width=5)</text:p>
          </table:table-cell>
          <table:table-cell table:formula="of:=[.A12]&amp;[.B12]" office:value-type="string" office:string-value="ent12 = Entry(win ,width=5)" calcext:value-type="string">
            <text:p>ent12 = Entry(win ,width=5)</text:p>
          </table:table-cell>
          <table:table-cell office:value-type="string" calcext:value-type="string">
            <text:p>.grid(row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column=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 table:formula="of:=[.A12]&amp;[.D12]&amp;[.E12]&amp;[.F12]&amp;[.G12]&amp;[.H12]" office:value-type="string" office:string-value="ent12.grid(row=1,column=3)" calcext:value-type="string">
            <text:p>ent12.grid(row=1,column=3)</text:p>
          </table:table-cell>
          <table:table-cell/>
          <table:table-cell office:value-type="string" calcext:value-type="string">
            <text:p>fullgrid[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][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]=</text:p>
          </table:table-cell>
          <table:table-cell office:value-type="string" calcext:value-type="string">
            <text:p>int(</text:p>
          </table:table-cell>
          <table:table-cell office:value-type="string" calcext:value-type="string">
            <text:p>.get())</text:p>
          </table:table-cell>
          <table:table-cell table:formula="of:=[.K12]&amp;[.L12]&amp;[.M12]&amp;[.N12]&amp;[.O12]&amp;[.P12]&amp;[.A12]&amp;[.Q12]" office:value-type="string" office:string-value="fullgrid[1][2]=int(ent12.get())" calcext:value-type="string">
            <text:p>fullgrid[1][2]=int(ent12.get())</text:p>
          </table:table-cell>
        </table:table-row>
        <table:table-row table:style-name="ro1">
          <table:table-cell office:value-type="string" calcext:value-type="string">
            <text:p>ent13</text:p>
          </table:table-cell>
          <table:table-cell office:value-type="string" calcext:value-type="string">
            <text:p><text:s/>= Entry(win ,width=5)</text:p>
          </table:table-cell>
          <table:table-cell table:formula="of:=[.A13]&amp;[.B13]" office:value-type="string" office:string-value="ent13 = Entry(win ,width=5)" calcext:value-type="string">
            <text:p>ent13 = Entry(win ,width=5)</text:p>
          </table:table-cell>
          <table:table-cell office:value-type="string" calcext:value-type="string">
            <text:p>.grid(row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column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</text:p>
          </table:table-cell>
          <table:table-cell table:formula="of:=[.A13]&amp;[.D13]&amp;[.E13]&amp;[.F13]&amp;[.G13]&amp;[.H13]" office:value-type="string" office:string-value="ent13.grid(row=1,column=5)" calcext:value-type="string">
            <text:p>ent13.grid(row=1,column=5)</text:p>
          </table:table-cell>
          <table:table-cell/>
          <table:table-cell office:value-type="string" calcext:value-type="string">
            <text:p>fullgrid[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][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]=</text:p>
          </table:table-cell>
          <table:table-cell office:value-type="string" calcext:value-type="string">
            <text:p>int(</text:p>
          </table:table-cell>
          <table:table-cell office:value-type="string" calcext:value-type="string">
            <text:p>.get())</text:p>
          </table:table-cell>
          <table:table-cell table:formula="of:=[.K13]&amp;[.L13]&amp;[.M13]&amp;[.N13]&amp;[.O13]&amp;[.P13]&amp;[.A13]&amp;[.Q13]" office:value-type="string" office:string-value="fullgrid[1][3]=int(ent13.get())" calcext:value-type="string">
            <text:p>fullgrid[1][3]=int(ent13.get())</text:p>
          </table:table-cell>
        </table:table-row>
        <table:table-row table:style-name="ro1">
          <table:table-cell office:value-type="string" calcext:value-type="string">
            <text:p>ent14</text:p>
          </table:table-cell>
          <table:table-cell office:value-type="string" calcext:value-type="string">
            <text:p><text:s/>= Entry(win ,width=5)</text:p>
          </table:table-cell>
          <table:table-cell table:formula="of:=[.A14]&amp;[.B14]" office:value-type="string" office:string-value="ent14 = Entry(win ,width=5)" calcext:value-type="string">
            <text:p>ent14 = Entry(win ,width=5)</text:p>
          </table:table-cell>
          <table:table-cell office:value-type="string" calcext:value-type="string">
            <text:p>.grid(row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column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</text:p>
          </table:table-cell>
          <table:table-cell table:formula="of:=[.A14]&amp;[.D14]&amp;[.E14]&amp;[.F14]&amp;[.G14]&amp;[.H14]" office:value-type="string" office:string-value="ent14.grid(row=1,column=6)" calcext:value-type="string">
            <text:p>ent14.grid(row=1,column=6)</text:p>
          </table:table-cell>
          <table:table-cell/>
          <table:table-cell office:value-type="string" calcext:value-type="string">
            <text:p>fullgrid[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][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]=</text:p>
          </table:table-cell>
          <table:table-cell office:value-type="string" calcext:value-type="string">
            <text:p>int(</text:p>
          </table:table-cell>
          <table:table-cell office:value-type="string" calcext:value-type="string">
            <text:p>.get())</text:p>
          </table:table-cell>
          <table:table-cell table:formula="of:=[.K14]&amp;[.L14]&amp;[.M14]&amp;[.N14]&amp;[.O14]&amp;[.P14]&amp;[.A14]&amp;[.Q14]" office:value-type="string" office:string-value="fullgrid[1][4]=int(ent14.get())" calcext:value-type="string">
            <text:p>fullgrid[1][4]=int(ent14.get())</text:p>
          </table:table-cell>
        </table:table-row>
        <table:table-row table:style-name="ro1">
          <table:table-cell office:value-type="string" calcext:value-type="string">
            <text:p>ent15</text:p>
          </table:table-cell>
          <table:table-cell office:value-type="string" calcext:value-type="string">
            <text:p><text:s/>= Entry(win ,width=5)</text:p>
          </table:table-cell>
          <table:table-cell table:formula="of:=[.A15]&amp;[.B15]" office:value-type="string" office:string-value="ent15 = Entry(win ,width=5)" calcext:value-type="string">
            <text:p>ent15 = Entry(win ,width=5)</text:p>
          </table:table-cell>
          <table:table-cell office:value-type="string" calcext:value-type="string">
            <text:p>.grid(row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column=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</text:p>
          </table:table-cell>
          <table:table-cell table:formula="of:=[.A15]&amp;[.D15]&amp;[.E15]&amp;[.F15]&amp;[.G15]&amp;[.H15]" office:value-type="string" office:string-value="ent15.grid(row=1,column=7)" calcext:value-type="string">
            <text:p>ent15.grid(row=1,column=7)</text:p>
          </table:table-cell>
          <table:table-cell/>
          <table:table-cell office:value-type="string" calcext:value-type="string">
            <text:p>fullgrid[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][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]=</text:p>
          </table:table-cell>
          <table:table-cell office:value-type="string" calcext:value-type="string">
            <text:p>int(</text:p>
          </table:table-cell>
          <table:table-cell office:value-type="string" calcext:value-type="string">
            <text:p>.get())</text:p>
          </table:table-cell>
          <table:table-cell table:formula="of:=[.K15]&amp;[.L15]&amp;[.M15]&amp;[.N15]&amp;[.O15]&amp;[.P15]&amp;[.A15]&amp;[.Q15]" office:value-type="string" office:string-value="fullgrid[1][5]=int(ent15.get())" calcext:value-type="string">
            <text:p>fullgrid[1][5]=int(ent15.get())</text:p>
          </table:table-cell>
        </table:table-row>
        <table:table-row table:style-name="ro1">
          <table:table-cell office:value-type="string" calcext:value-type="string">
            <text:p>ent16</text:p>
          </table:table-cell>
          <table:table-cell office:value-type="string" calcext:value-type="string">
            <text:p><text:s/>= Entry(win ,width=5)</text:p>
          </table:table-cell>
          <table:table-cell table:formula="of:=[.A16]&amp;[.B16]" office:value-type="string" office:string-value="ent16 = Entry(win ,width=5)" calcext:value-type="string">
            <text:p>ent16 = Entry(win ,width=5)</text:p>
          </table:table-cell>
          <table:table-cell office:value-type="string" calcext:value-type="string">
            <text:p>.grid(row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column=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</text:p>
          </table:table-cell>
          <table:table-cell table:formula="of:=[.A16]&amp;[.D16]&amp;[.E16]&amp;[.F16]&amp;[.G16]&amp;[.H16]" office:value-type="string" office:string-value="ent16.grid(row=1,column=9)" calcext:value-type="string">
            <text:p>ent16.grid(row=1,column=9)</text:p>
          </table:table-cell>
          <table:table-cell/>
          <table:table-cell office:value-type="string" calcext:value-type="string">
            <text:p>fullgrid[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][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]=</text:p>
          </table:table-cell>
          <table:table-cell office:value-type="string" calcext:value-type="string">
            <text:p>int(</text:p>
          </table:table-cell>
          <table:table-cell office:value-type="string" calcext:value-type="string">
            <text:p>.get())</text:p>
          </table:table-cell>
          <table:table-cell table:formula="of:=[.K16]&amp;[.L16]&amp;[.M16]&amp;[.N16]&amp;[.O16]&amp;[.P16]&amp;[.A16]&amp;[.Q16]" office:value-type="string" office:string-value="fullgrid[1][6]=int(ent16.get())" calcext:value-type="string">
            <text:p>fullgrid[1][6]=int(ent16.get())</text:p>
          </table:table-cell>
        </table:table-row>
        <table:table-row table:style-name="ro1">
          <table:table-cell office:value-type="string" calcext:value-type="string">
            <text:p>ent17</text:p>
          </table:table-cell>
          <table:table-cell office:value-type="string" calcext:value-type="string">
            <text:p><text:s/>= Entry(win ,width=5)</text:p>
          </table:table-cell>
          <table:table-cell table:formula="of:=[.A17]&amp;[.B17]" office:value-type="string" office:string-value="ent17 = Entry(win ,width=5)" calcext:value-type="string">
            <text:p>ent17 = Entry(win ,width=5)</text:p>
          </table:table-cell>
          <table:table-cell office:value-type="string" calcext:value-type="string">
            <text:p>.grid(row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column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</text:p>
          </table:table-cell>
          <table:table-cell table:formula="of:=[.A17]&amp;[.D17]&amp;[.E17]&amp;[.F17]&amp;[.G17]&amp;[.H17]" office:value-type="string" office:string-value="ent17.grid(row=1,column=10)" calcext:value-type="string">
            <text:p>ent17.grid(row=1,column=10)</text:p>
          </table:table-cell>
          <table:table-cell/>
          <table:table-cell office:value-type="string" calcext:value-type="string">
            <text:p>fullgrid[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][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]=</text:p>
          </table:table-cell>
          <table:table-cell office:value-type="string" calcext:value-type="string">
            <text:p>int(</text:p>
          </table:table-cell>
          <table:table-cell office:value-type="string" calcext:value-type="string">
            <text:p>.get())</text:p>
          </table:table-cell>
          <table:table-cell table:formula="of:=[.K17]&amp;[.L17]&amp;[.M17]&amp;[.N17]&amp;[.O17]&amp;[.P17]&amp;[.A17]&amp;[.Q17]" office:value-type="string" office:string-value="fullgrid[1][7]=int(ent17.get())" calcext:value-type="string">
            <text:p>fullgrid[1][7]=int(ent17.get())</text:p>
          </table:table-cell>
        </table:table-row>
        <table:table-row table:style-name="ro1">
          <table:table-cell office:value-type="string" calcext:value-type="string">
            <text:p>ent18</text:p>
          </table:table-cell>
          <table:table-cell office:value-type="string" calcext:value-type="string">
            <text:p><text:s/>= Entry(win ,width=5)</text:p>
          </table:table-cell>
          <table:table-cell table:formula="of:=[.A18]&amp;[.B18]" office:value-type="string" office:string-value="ent18 = Entry(win ,width=5)" calcext:value-type="string">
            <text:p>ent18 = Entry(win ,width=5)</text:p>
          </table:table-cell>
          <table:table-cell office:value-type="string" calcext:value-type="string">
            <text:p>.grid(row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column=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</text:p>
          </table:table-cell>
          <table:table-cell table:formula="of:=[.A18]&amp;[.D18]&amp;[.E18]&amp;[.F18]&amp;[.G18]&amp;[.H18]" office:value-type="string" office:string-value="ent18.grid(row=1,column=11)" calcext:value-type="string">
            <text:p>ent18.grid(row=1,column=11)</text:p>
          </table:table-cell>
          <table:table-cell/>
          <table:table-cell office:value-type="string" calcext:value-type="string">
            <text:p>fullgrid[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][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]=</text:p>
          </table:table-cell>
          <table:table-cell office:value-type="string" calcext:value-type="string">
            <text:p>int(</text:p>
          </table:table-cell>
          <table:table-cell office:value-type="string" calcext:value-type="string">
            <text:p>.get())</text:p>
          </table:table-cell>
          <table:table-cell table:formula="of:=[.K18]&amp;[.L18]&amp;[.M18]&amp;[.N18]&amp;[.O18]&amp;[.P18]&amp;[.A18]&amp;[.Q18]" office:value-type="string" office:string-value="fullgrid[1][8]=int(ent18.get())" calcext:value-type="string">
            <text:p>fullgrid[1][8]=int(ent18.get())</text:p>
          </table:table-cell>
        </table:table-row>
        <table:table-row table:style-name="ro1">
          <table:table-cell office:value-type="string" calcext:value-type="string">
            <text:p>ent19</text:p>
          </table:table-cell>
          <table:table-cell office:value-type="string" calcext:value-type="string">
            <text:p><text:s/>= Entry(win ,width=5)</text:p>
          </table:table-cell>
          <table:table-cell table:formula="of:=[.A19]&amp;[.B19]" office:value-type="string" office:string-value="ent19 = Entry(win ,width=5)" calcext:value-type="string">
            <text:p>ent19 = Entry(win ,width=5)</text:p>
          </table:table-cell>
          <table:table-cell office:value-type="string" calcext:value-type="string">
            <text:p>.grid(row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column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table:formula="of:=[.A19]&amp;[.D19]&amp;[.E19]&amp;[.F19]&amp;[.G19]&amp;[.H19]" office:value-type="string" office:string-value="ent19.grid(row=2,column=1)" calcext:value-type="string">
            <text:p>ent19.grid(row=2,column=1)</text:p>
          </table:table-cell>
          <table:table-cell/>
          <table:table-cell office:value-type="string" calcext:value-type="string">
            <text:p>fullgrid[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][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]=</text:p>
          </table:table-cell>
          <table:table-cell office:value-type="string" calcext:value-type="string">
            <text:p>int(</text:p>
          </table:table-cell>
          <table:table-cell office:value-type="string" calcext:value-type="string">
            <text:p>.get())</text:p>
          </table:table-cell>
          <table:table-cell table:formula="of:=[.K19]&amp;[.L19]&amp;[.M19]&amp;[.N19]&amp;[.O19]&amp;[.P19]&amp;[.A19]&amp;[.Q19]" office:value-type="string" office:string-value="fullgrid[2][0]=int(ent19.get())" calcext:value-type="string">
            <text:p>fullgrid[2][0]=int(ent19.get())</text:p>
          </table:table-cell>
        </table:table-row>
        <table:table-row table:style-name="ro1">
          <table:table-cell office:value-type="string" calcext:value-type="string">
            <text:p>ent20</text:p>
          </table:table-cell>
          <table:table-cell office:value-type="string" calcext:value-type="string">
            <text:p><text:s/>= Entry(win ,width=5)</text:p>
          </table:table-cell>
          <table:table-cell table:formula="of:=[.A20]&amp;[.B20]" office:value-type="string" office:string-value="ent20 = Entry(win ,width=5)" calcext:value-type="string">
            <text:p>ent20 = Entry(win ,width=5)</text:p>
          </table:table-cell>
          <table:table-cell office:value-type="string" calcext:value-type="string">
            <text:p>.grid(row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column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  <table:table-cell table:formula="of:=[.A20]&amp;[.D20]&amp;[.E20]&amp;[.F20]&amp;[.G20]&amp;[.H20]" office:value-type="string" office:string-value="ent20.grid(row=2,column=2)" calcext:value-type="string">
            <text:p>ent20.grid(row=2,column=2)</text:p>
          </table:table-cell>
          <table:table-cell/>
          <table:table-cell office:value-type="string" calcext:value-type="string">
            <text:p>fullgrid[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][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]=</text:p>
          </table:table-cell>
          <table:table-cell office:value-type="string" calcext:value-type="string">
            <text:p>int(</text:p>
          </table:table-cell>
          <table:table-cell office:value-type="string" calcext:value-type="string">
            <text:p>.get())</text:p>
          </table:table-cell>
          <table:table-cell table:formula="of:=[.K20]&amp;[.L20]&amp;[.M20]&amp;[.N20]&amp;[.O20]&amp;[.P20]&amp;[.A20]&amp;[.Q20]" office:value-type="string" office:string-value="fullgrid[2][1]=int(ent20.get())" calcext:value-type="string">
            <text:p>fullgrid[2][1]=int(ent20.get())</text:p>
          </table:table-cell>
        </table:table-row>
        <table:table-row table:style-name="ro1">
          <table:table-cell office:value-type="string" calcext:value-type="string">
            <text:p>ent21</text:p>
          </table:table-cell>
          <table:table-cell office:value-type="string" calcext:value-type="string">
            <text:p><text:s/>= Entry(win ,width=5)</text:p>
          </table:table-cell>
          <table:table-cell table:formula="of:=[.A21]&amp;[.B21]" office:value-type="string" office:string-value="ent21 = Entry(win ,width=5)" calcext:value-type="string">
            <text:p>ent21 = Entry(win ,width=5)</text:p>
          </table:table-cell>
          <table:table-cell office:value-type="string" calcext:value-type="string">
            <text:p>.grid(row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column=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 table:formula="of:=[.A21]&amp;[.D21]&amp;[.E21]&amp;[.F21]&amp;[.G21]&amp;[.H21]" office:value-type="string" office:string-value="ent21.grid(row=2,column=3)" calcext:value-type="string">
            <text:p>ent21.grid(row=2,column=3)</text:p>
          </table:table-cell>
          <table:table-cell/>
          <table:table-cell office:value-type="string" calcext:value-type="string">
            <text:p>fullgrid[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][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]=</text:p>
          </table:table-cell>
          <table:table-cell office:value-type="string" calcext:value-type="string">
            <text:p>int(</text:p>
          </table:table-cell>
          <table:table-cell office:value-type="string" calcext:value-type="string">
            <text:p>.get())</text:p>
          </table:table-cell>
          <table:table-cell table:formula="of:=[.K21]&amp;[.L21]&amp;[.M21]&amp;[.N21]&amp;[.O21]&amp;[.P21]&amp;[.A21]&amp;[.Q21]" office:value-type="string" office:string-value="fullgrid[2][2]=int(ent21.get())" calcext:value-type="string">
            <text:p>fullgrid[2][2]=int(ent21.get())</text:p>
          </table:table-cell>
        </table:table-row>
        <table:table-row table:style-name="ro1">
          <table:table-cell office:value-type="string" calcext:value-type="string">
            <text:p>ent22</text:p>
          </table:table-cell>
          <table:table-cell office:value-type="string" calcext:value-type="string">
            <text:p><text:s/>= Entry(win ,width=5)</text:p>
          </table:table-cell>
          <table:table-cell table:formula="of:=[.A22]&amp;[.B22]" office:value-type="string" office:string-value="ent22 = Entry(win ,width=5)" calcext:value-type="string">
            <text:p>ent22 = Entry(win ,width=5)</text:p>
          </table:table-cell>
          <table:table-cell office:value-type="string" calcext:value-type="string">
            <text:p>.grid(row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column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</text:p>
          </table:table-cell>
          <table:table-cell table:formula="of:=[.A22]&amp;[.D22]&amp;[.E22]&amp;[.F22]&amp;[.G22]&amp;[.H22]" office:value-type="string" office:string-value="ent22.grid(row=2,column=5)" calcext:value-type="string">
            <text:p>ent22.grid(row=2,column=5)</text:p>
          </table:table-cell>
          <table:table-cell/>
          <table:table-cell office:value-type="string" calcext:value-type="string">
            <text:p>fullgrid[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][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]=</text:p>
          </table:table-cell>
          <table:table-cell office:value-type="string" calcext:value-type="string">
            <text:p>int(</text:p>
          </table:table-cell>
          <table:table-cell office:value-type="string" calcext:value-type="string">
            <text:p>.get())</text:p>
          </table:table-cell>
          <table:table-cell table:formula="of:=[.K22]&amp;[.L22]&amp;[.M22]&amp;[.N22]&amp;[.O22]&amp;[.P22]&amp;[.A22]&amp;[.Q22]" office:value-type="string" office:string-value="fullgrid[2][3]=int(ent22.get())" calcext:value-type="string">
            <text:p>fullgrid[2][3]=int(ent22.get())</text:p>
          </table:table-cell>
        </table:table-row>
        <table:table-row table:style-name="ro1">
          <table:table-cell office:value-type="string" calcext:value-type="string">
            <text:p>ent23</text:p>
          </table:table-cell>
          <table:table-cell office:value-type="string" calcext:value-type="string">
            <text:p><text:s/>= Entry(win ,width=5)</text:p>
          </table:table-cell>
          <table:table-cell table:formula="of:=[.A23]&amp;[.B23]" office:value-type="string" office:string-value="ent23 = Entry(win ,width=5)" calcext:value-type="string">
            <text:p>ent23 = Entry(win ,width=5)</text:p>
          </table:table-cell>
          <table:table-cell office:value-type="string" calcext:value-type="string">
            <text:p>.grid(row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column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</text:p>
          </table:table-cell>
          <table:table-cell table:formula="of:=[.A23]&amp;[.D23]&amp;[.E23]&amp;[.F23]&amp;[.G23]&amp;[.H23]" office:value-type="string" office:string-value="ent23.grid(row=2,column=6)" calcext:value-type="string">
            <text:p>ent23.grid(row=2,column=6)</text:p>
          </table:table-cell>
          <table:table-cell/>
          <table:table-cell office:value-type="string" calcext:value-type="string">
            <text:p>fullgrid[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][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]=</text:p>
          </table:table-cell>
          <table:table-cell office:value-type="string" calcext:value-type="string">
            <text:p>int(</text:p>
          </table:table-cell>
          <table:table-cell office:value-type="string" calcext:value-type="string">
            <text:p>.get())</text:p>
          </table:table-cell>
          <table:table-cell table:formula="of:=[.K23]&amp;[.L23]&amp;[.M23]&amp;[.N23]&amp;[.O23]&amp;[.P23]&amp;[.A23]&amp;[.Q23]" office:value-type="string" office:string-value="fullgrid[2][4]=int(ent23.get())" calcext:value-type="string">
            <text:p>fullgrid[2][4]=int(ent23.get())</text:p>
          </table:table-cell>
        </table:table-row>
        <table:table-row table:style-name="ro1">
          <table:table-cell office:value-type="string" calcext:value-type="string">
            <text:p>ent24</text:p>
          </table:table-cell>
          <table:table-cell office:value-type="string" calcext:value-type="string">
            <text:p><text:s/>= Entry(win ,width=5)</text:p>
          </table:table-cell>
          <table:table-cell table:formula="of:=[.A24]&amp;[.B24]" office:value-type="string" office:string-value="ent24 = Entry(win ,width=5)" calcext:value-type="string">
            <text:p>ent24 = Entry(win ,width=5)</text:p>
          </table:table-cell>
          <table:table-cell office:value-type="string" calcext:value-type="string">
            <text:p>.grid(row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column=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</text:p>
          </table:table-cell>
          <table:table-cell table:formula="of:=[.A24]&amp;[.D24]&amp;[.E24]&amp;[.F24]&amp;[.G24]&amp;[.H24]" office:value-type="string" office:string-value="ent24.grid(row=2,column=7)" calcext:value-type="string">
            <text:p>ent24.grid(row=2,column=7)</text:p>
          </table:table-cell>
          <table:table-cell/>
          <table:table-cell office:value-type="string" calcext:value-type="string">
            <text:p>fullgrid[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][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]=</text:p>
          </table:table-cell>
          <table:table-cell office:value-type="string" calcext:value-type="string">
            <text:p>int(</text:p>
          </table:table-cell>
          <table:table-cell office:value-type="string" calcext:value-type="string">
            <text:p>.get())</text:p>
          </table:table-cell>
          <table:table-cell table:formula="of:=[.K24]&amp;[.L24]&amp;[.M24]&amp;[.N24]&amp;[.O24]&amp;[.P24]&amp;[.A24]&amp;[.Q24]" office:value-type="string" office:string-value="fullgrid[2][5]=int(ent24.get())" calcext:value-type="string">
            <text:p>fullgrid[2][5]=int(ent24.get())</text:p>
          </table:table-cell>
        </table:table-row>
        <table:table-row table:style-name="ro1">
          <table:table-cell office:value-type="string" calcext:value-type="string">
            <text:p>ent25</text:p>
          </table:table-cell>
          <table:table-cell office:value-type="string" calcext:value-type="string">
            <text:p><text:s/>= Entry(win ,width=5)</text:p>
          </table:table-cell>
          <table:table-cell table:formula="of:=[.A25]&amp;[.B25]" office:value-type="string" office:string-value="ent25 = Entry(win ,width=5)" calcext:value-type="string">
            <text:p>ent25 = Entry(win ,width=5)</text:p>
          </table:table-cell>
          <table:table-cell office:value-type="string" calcext:value-type="string">
            <text:p>.grid(row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column=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</text:p>
          </table:table-cell>
          <table:table-cell table:formula="of:=[.A25]&amp;[.D25]&amp;[.E25]&amp;[.F25]&amp;[.G25]&amp;[.H25]" office:value-type="string" office:string-value="ent25.grid(row=2,column=9)" calcext:value-type="string">
            <text:p>ent25.grid(row=2,column=9)</text:p>
          </table:table-cell>
          <table:table-cell/>
          <table:table-cell office:value-type="string" calcext:value-type="string">
            <text:p>fullgrid[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][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]=</text:p>
          </table:table-cell>
          <table:table-cell office:value-type="string" calcext:value-type="string">
            <text:p>int(</text:p>
          </table:table-cell>
          <table:table-cell office:value-type="string" calcext:value-type="string">
            <text:p>.get())</text:p>
          </table:table-cell>
          <table:table-cell table:formula="of:=[.K25]&amp;[.L25]&amp;[.M25]&amp;[.N25]&amp;[.O25]&amp;[.P25]&amp;[.A25]&amp;[.Q25]" office:value-type="string" office:string-value="fullgrid[2][6]=int(ent25.get())" calcext:value-type="string">
            <text:p>fullgrid[2][6]=int(ent25.get())</text:p>
          </table:table-cell>
        </table:table-row>
        <table:table-row table:style-name="ro1">
          <table:table-cell office:value-type="string" calcext:value-type="string">
            <text:p>ent26</text:p>
          </table:table-cell>
          <table:table-cell office:value-type="string" calcext:value-type="string">
            <text:p><text:s/>= Entry(win ,width=5)</text:p>
          </table:table-cell>
          <table:table-cell table:formula="of:=[.A26]&amp;[.B26]" office:value-type="string" office:string-value="ent26 = Entry(win ,width=5)" calcext:value-type="string">
            <text:p>ent26 = Entry(win ,width=5)</text:p>
          </table:table-cell>
          <table:table-cell office:value-type="string" calcext:value-type="string">
            <text:p>.grid(row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column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</text:p>
          </table:table-cell>
          <table:table-cell table:formula="of:=[.A26]&amp;[.D26]&amp;[.E26]&amp;[.F26]&amp;[.G26]&amp;[.H26]" office:value-type="string" office:string-value="ent26.grid(row=2,column=10)" calcext:value-type="string">
            <text:p>ent26.grid(row=2,column=10)</text:p>
          </table:table-cell>
          <table:table-cell/>
          <table:table-cell office:value-type="string" calcext:value-type="string">
            <text:p>fullgrid[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][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]=</text:p>
          </table:table-cell>
          <table:table-cell office:value-type="string" calcext:value-type="string">
            <text:p>int(</text:p>
          </table:table-cell>
          <table:table-cell office:value-type="string" calcext:value-type="string">
            <text:p>.get())</text:p>
          </table:table-cell>
          <table:table-cell table:formula="of:=[.K26]&amp;[.L26]&amp;[.M26]&amp;[.N26]&amp;[.O26]&amp;[.P26]&amp;[.A26]&amp;[.Q26]" office:value-type="string" office:string-value="fullgrid[2][7]=int(ent26.get())" calcext:value-type="string">
            <text:p>fullgrid[2][7]=int(ent26.get())</text:p>
          </table:table-cell>
        </table:table-row>
        <table:table-row table:style-name="ro1">
          <table:table-cell office:value-type="string" calcext:value-type="string">
            <text:p>ent27</text:p>
          </table:table-cell>
          <table:table-cell office:value-type="string" calcext:value-type="string">
            <text:p><text:s/>= Entry(win ,width=5)</text:p>
          </table:table-cell>
          <table:table-cell table:formula="of:=[.A27]&amp;[.B27]" office:value-type="string" office:string-value="ent27 = Entry(win ,width=5)" calcext:value-type="string">
            <text:p>ent27 = Entry(win ,width=5)</text:p>
          </table:table-cell>
          <table:table-cell office:value-type="string" calcext:value-type="string">
            <text:p>.grid(row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column=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</text:p>
          </table:table-cell>
          <table:table-cell table:formula="of:=[.A27]&amp;[.D27]&amp;[.E27]&amp;[.F27]&amp;[.G27]&amp;[.H27]" office:value-type="string" office:string-value="ent27.grid(row=2,column=11)" calcext:value-type="string">
            <text:p>ent27.grid(row=2,column=11)</text:p>
          </table:table-cell>
          <table:table-cell/>
          <table:table-cell office:value-type="string" calcext:value-type="string">
            <text:p>fullgrid[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][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]=</text:p>
          </table:table-cell>
          <table:table-cell office:value-type="string" calcext:value-type="string">
            <text:p>int(</text:p>
          </table:table-cell>
          <table:table-cell office:value-type="string" calcext:value-type="string">
            <text:p>.get())</text:p>
          </table:table-cell>
          <table:table-cell table:formula="of:=[.K27]&amp;[.L27]&amp;[.M27]&amp;[.N27]&amp;[.O27]&amp;[.P27]&amp;[.A27]&amp;[.Q27]" office:value-type="string" office:string-value="fullgrid[2][8]=int(ent27.get())" calcext:value-type="string">
            <text:p>fullgrid[2][8]=int(ent27.get())</text:p>
          </table:table-cell>
        </table:table-row>
        <table:table-row table:style-name="ro1">
          <table:table-cell office:value-type="string" calcext:value-type="string">
            <text:p>ent28</text:p>
          </table:table-cell>
          <table:table-cell office:value-type="string" calcext:value-type="string">
            <text:p><text:s/>= Entry(win ,width=5)</text:p>
          </table:table-cell>
          <table:table-cell table:formula="of:=[.A28]&amp;[.B28]" office:value-type="string" office:string-value="ent28 = Entry(win ,width=5)" calcext:value-type="string">
            <text:p>ent28 = Entry(win ,width=5)</text:p>
          </table:table-cell>
          <table:table-cell office:value-type="string" calcext:value-type="string">
            <text:p>.grid(row=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column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table:formula="of:=[.A28]&amp;[.D28]&amp;[.E28]&amp;[.F28]&amp;[.G28]&amp;[.H28]" office:value-type="string" office:string-value="ent28.grid(row=4,column=1)" calcext:value-type="string">
            <text:p>ent28.grid(row=4,column=1)</text:p>
          </table:table-cell>
          <table:table-cell/>
          <table:table-cell office:value-type="string" calcext:value-type="string">
            <text:p>fullgrid[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][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]=</text:p>
          </table:table-cell>
          <table:table-cell office:value-type="string" calcext:value-type="string">
            <text:p>int(</text:p>
          </table:table-cell>
          <table:table-cell office:value-type="string" calcext:value-type="string">
            <text:p>.get())</text:p>
          </table:table-cell>
          <table:table-cell table:formula="of:=[.K28]&amp;[.L28]&amp;[.M28]&amp;[.N28]&amp;[.O28]&amp;[.P28]&amp;[.A28]&amp;[.Q28]" office:value-type="string" office:string-value="fullgrid[3][0]=int(ent28.get())" calcext:value-type="string">
            <text:p>fullgrid[3][0]=int(ent28.get())</text:p>
          </table:table-cell>
        </table:table-row>
        <table:table-row table:style-name="ro1">
          <table:table-cell office:value-type="string" calcext:value-type="string">
            <text:p>ent29</text:p>
          </table:table-cell>
          <table:table-cell office:value-type="string" calcext:value-type="string">
            <text:p><text:s/>= Entry(win ,width=5)</text:p>
          </table:table-cell>
          <table:table-cell table:formula="of:=[.A29]&amp;[.B29]" office:value-type="string" office:string-value="ent29 = Entry(win ,width=5)" calcext:value-type="string">
            <text:p>ent29 = Entry(win ,width=5)</text:p>
          </table:table-cell>
          <table:table-cell office:value-type="string" calcext:value-type="string">
            <text:p>.grid(row=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column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  <table:table-cell table:formula="of:=[.A29]&amp;[.D29]&amp;[.E29]&amp;[.F29]&amp;[.G29]&amp;[.H29]" office:value-type="string" office:string-value="ent29.grid(row=4,column=2)" calcext:value-type="string">
            <text:p>ent29.grid(row=4,column=2)</text:p>
          </table:table-cell>
          <table:table-cell/>
          <table:table-cell office:value-type="string" calcext:value-type="string">
            <text:p>fullgrid[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][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]=</text:p>
          </table:table-cell>
          <table:table-cell office:value-type="string" calcext:value-type="string">
            <text:p>int(</text:p>
          </table:table-cell>
          <table:table-cell office:value-type="string" calcext:value-type="string">
            <text:p>.get())</text:p>
          </table:table-cell>
          <table:table-cell table:formula="of:=[.K29]&amp;[.L29]&amp;[.M29]&amp;[.N29]&amp;[.O29]&amp;[.P29]&amp;[.A29]&amp;[.Q29]" office:value-type="string" office:string-value="fullgrid[3][1]=int(ent29.get())" calcext:value-type="string">
            <text:p>fullgrid[3][1]=int(ent29.get())</text:p>
          </table:table-cell>
        </table:table-row>
        <table:table-row table:style-name="ro1">
          <table:table-cell office:value-type="string" calcext:value-type="string">
            <text:p>ent30</text:p>
          </table:table-cell>
          <table:table-cell office:value-type="string" calcext:value-type="string">
            <text:p><text:s/>= Entry(win ,width=5)</text:p>
          </table:table-cell>
          <table:table-cell table:formula="of:=[.A30]&amp;[.B30]" office:value-type="string" office:string-value="ent30 = Entry(win ,width=5)" calcext:value-type="string">
            <text:p>ent30 = Entry(win ,width=5)</text:p>
          </table:table-cell>
          <table:table-cell office:value-type="string" calcext:value-type="string">
            <text:p>.grid(row=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column=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 table:formula="of:=[.A30]&amp;[.D30]&amp;[.E30]&amp;[.F30]&amp;[.G30]&amp;[.H30]" office:value-type="string" office:string-value="ent30.grid(row=4,column=3)" calcext:value-type="string">
            <text:p>ent30.grid(row=4,column=3)</text:p>
          </table:table-cell>
          <table:table-cell/>
          <table:table-cell office:value-type="string" calcext:value-type="string">
            <text:p>fullgrid[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][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]=</text:p>
          </table:table-cell>
          <table:table-cell office:value-type="string" calcext:value-type="string">
            <text:p>int(</text:p>
          </table:table-cell>
          <table:table-cell office:value-type="string" calcext:value-type="string">
            <text:p>.get())</text:p>
          </table:table-cell>
          <table:table-cell table:formula="of:=[.K30]&amp;[.L30]&amp;[.M30]&amp;[.N30]&amp;[.O30]&amp;[.P30]&amp;[.A30]&amp;[.Q30]" office:value-type="string" office:string-value="fullgrid[3][2]=int(ent30.get())" calcext:value-type="string">
            <text:p>fullgrid[3][2]=int(ent30.get())</text:p>
          </table:table-cell>
        </table:table-row>
        <table:table-row table:style-name="ro1">
          <table:table-cell office:value-type="string" calcext:value-type="string">
            <text:p>ent31</text:p>
          </table:table-cell>
          <table:table-cell office:value-type="string" calcext:value-type="string">
            <text:p><text:s/>= Entry(win ,width=5)</text:p>
          </table:table-cell>
          <table:table-cell table:formula="of:=[.A31]&amp;[.B31]" office:value-type="string" office:string-value="ent31 = Entry(win ,width=5)" calcext:value-type="string">
            <text:p>ent31 = Entry(win ,width=5)</text:p>
          </table:table-cell>
          <table:table-cell office:value-type="string" calcext:value-type="string">
            <text:p>.grid(row=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column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</text:p>
          </table:table-cell>
          <table:table-cell table:formula="of:=[.A31]&amp;[.D31]&amp;[.E31]&amp;[.F31]&amp;[.G31]&amp;[.H31]" office:value-type="string" office:string-value="ent31.grid(row=4,column=5)" calcext:value-type="string">
            <text:p>ent31.grid(row=4,column=5)</text:p>
          </table:table-cell>
          <table:table-cell/>
          <table:table-cell office:value-type="string" calcext:value-type="string">
            <text:p>fullgrid[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][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]=</text:p>
          </table:table-cell>
          <table:table-cell office:value-type="string" calcext:value-type="string">
            <text:p>int(</text:p>
          </table:table-cell>
          <table:table-cell office:value-type="string" calcext:value-type="string">
            <text:p>.get())</text:p>
          </table:table-cell>
          <table:table-cell table:formula="of:=[.K31]&amp;[.L31]&amp;[.M31]&amp;[.N31]&amp;[.O31]&amp;[.P31]&amp;[.A31]&amp;[.Q31]" office:value-type="string" office:string-value="fullgrid[3][3]=int(ent31.get())" calcext:value-type="string">
            <text:p>fullgrid[3][3]=int(ent31.get())</text:p>
          </table:table-cell>
        </table:table-row>
        <table:table-row table:style-name="ro1">
          <table:table-cell office:value-type="string" calcext:value-type="string">
            <text:p>ent32</text:p>
          </table:table-cell>
          <table:table-cell office:value-type="string" calcext:value-type="string">
            <text:p><text:s/>= Entry(win ,width=5)</text:p>
          </table:table-cell>
          <table:table-cell table:formula="of:=[.A32]&amp;[.B32]" office:value-type="string" office:string-value="ent32 = Entry(win ,width=5)" calcext:value-type="string">
            <text:p>ent32 = Entry(win ,width=5)</text:p>
          </table:table-cell>
          <table:table-cell office:value-type="string" calcext:value-type="string">
            <text:p>.grid(row=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column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</text:p>
          </table:table-cell>
          <table:table-cell table:formula="of:=[.A32]&amp;[.D32]&amp;[.E32]&amp;[.F32]&amp;[.G32]&amp;[.H32]" office:value-type="string" office:string-value="ent32.grid(row=4,column=6)" calcext:value-type="string">
            <text:p>ent32.grid(row=4,column=6)</text:p>
          </table:table-cell>
          <table:table-cell/>
          <table:table-cell office:value-type="string" calcext:value-type="string">
            <text:p>fullgrid[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][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]=</text:p>
          </table:table-cell>
          <table:table-cell office:value-type="string" calcext:value-type="string">
            <text:p>int(</text:p>
          </table:table-cell>
          <table:table-cell office:value-type="string" calcext:value-type="string">
            <text:p>.get())</text:p>
          </table:table-cell>
          <table:table-cell table:formula="of:=[.K32]&amp;[.L32]&amp;[.M32]&amp;[.N32]&amp;[.O32]&amp;[.P32]&amp;[.A32]&amp;[.Q32]" office:value-type="string" office:string-value="fullgrid[3][4]=int(ent32.get())" calcext:value-type="string">
            <text:p>fullgrid[3][4]=int(ent32.get())</text:p>
          </table:table-cell>
        </table:table-row>
        <table:table-row table:style-name="ro1">
          <table:table-cell office:value-type="string" calcext:value-type="string">
            <text:p>ent33</text:p>
          </table:table-cell>
          <table:table-cell office:value-type="string" calcext:value-type="string">
            <text:p><text:s/>= Entry(win ,width=5)</text:p>
          </table:table-cell>
          <table:table-cell table:formula="of:=[.A33]&amp;[.B33]" office:value-type="string" office:string-value="ent33 = Entry(win ,width=5)" calcext:value-type="string">
            <text:p>ent33 = Entry(win ,width=5)</text:p>
          </table:table-cell>
          <table:table-cell office:value-type="string" calcext:value-type="string">
            <text:p>.grid(row=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column=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</text:p>
          </table:table-cell>
          <table:table-cell table:formula="of:=[.A33]&amp;[.D33]&amp;[.E33]&amp;[.F33]&amp;[.G33]&amp;[.H33]" office:value-type="string" office:string-value="ent33.grid(row=4,column=7)" calcext:value-type="string">
            <text:p>ent33.grid(row=4,column=7)</text:p>
          </table:table-cell>
          <table:table-cell/>
          <table:table-cell office:value-type="string" calcext:value-type="string">
            <text:p>fullgrid[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][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]=</text:p>
          </table:table-cell>
          <table:table-cell office:value-type="string" calcext:value-type="string">
            <text:p>int(</text:p>
          </table:table-cell>
          <table:table-cell office:value-type="string" calcext:value-type="string">
            <text:p>.get())</text:p>
          </table:table-cell>
          <table:table-cell table:formula="of:=[.K33]&amp;[.L33]&amp;[.M33]&amp;[.N33]&amp;[.O33]&amp;[.P33]&amp;[.A33]&amp;[.Q33]" office:value-type="string" office:string-value="fullgrid[3][5]=int(ent33.get())" calcext:value-type="string">
            <text:p>fullgrid[3][5]=int(ent33.get())</text:p>
          </table:table-cell>
        </table:table-row>
        <table:table-row table:style-name="ro1">
          <table:table-cell office:value-type="string" calcext:value-type="string">
            <text:p>ent34</text:p>
          </table:table-cell>
          <table:table-cell office:value-type="string" calcext:value-type="string">
            <text:p><text:s/>= Entry(win ,width=5)</text:p>
          </table:table-cell>
          <table:table-cell table:formula="of:=[.A34]&amp;[.B34]" office:value-type="string" office:string-value="ent34 = Entry(win ,width=5)" calcext:value-type="string">
            <text:p>ent34 = Entry(win ,width=5)</text:p>
          </table:table-cell>
          <table:table-cell office:value-type="string" calcext:value-type="string">
            <text:p>.grid(row=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column=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</text:p>
          </table:table-cell>
          <table:table-cell table:formula="of:=[.A34]&amp;[.D34]&amp;[.E34]&amp;[.F34]&amp;[.G34]&amp;[.H34]" office:value-type="string" office:string-value="ent34.grid(row=4,column=9)" calcext:value-type="string">
            <text:p>ent34.grid(row=4,column=9)</text:p>
          </table:table-cell>
          <table:table-cell/>
          <table:table-cell office:value-type="string" calcext:value-type="string">
            <text:p>fullgrid[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][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]=</text:p>
          </table:table-cell>
          <table:table-cell office:value-type="string" calcext:value-type="string">
            <text:p>int(</text:p>
          </table:table-cell>
          <table:table-cell office:value-type="string" calcext:value-type="string">
            <text:p>.get())</text:p>
          </table:table-cell>
          <table:table-cell table:formula="of:=[.K34]&amp;[.L34]&amp;[.M34]&amp;[.N34]&amp;[.O34]&amp;[.P34]&amp;[.A34]&amp;[.Q34]" office:value-type="string" office:string-value="fullgrid[3][6]=int(ent34.get())" calcext:value-type="string">
            <text:p>fullgrid[3][6]=int(ent34.get())</text:p>
          </table:table-cell>
        </table:table-row>
        <table:table-row table:style-name="ro1">
          <table:table-cell office:value-type="string" calcext:value-type="string">
            <text:p>ent35</text:p>
          </table:table-cell>
          <table:table-cell office:value-type="string" calcext:value-type="string">
            <text:p><text:s/>= Entry(win ,width=5)</text:p>
          </table:table-cell>
          <table:table-cell table:formula="of:=[.A35]&amp;[.B35]" office:value-type="string" office:string-value="ent35 = Entry(win ,width=5)" calcext:value-type="string">
            <text:p>ent35 = Entry(win ,width=5)</text:p>
          </table:table-cell>
          <table:table-cell office:value-type="string" calcext:value-type="string">
            <text:p>.grid(row=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column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</text:p>
          </table:table-cell>
          <table:table-cell table:formula="of:=[.A35]&amp;[.D35]&amp;[.E35]&amp;[.F35]&amp;[.G35]&amp;[.H35]" office:value-type="string" office:string-value="ent35.grid(row=4,column=10)" calcext:value-type="string">
            <text:p>ent35.grid(row=4,column=10)</text:p>
          </table:table-cell>
          <table:table-cell/>
          <table:table-cell office:value-type="string" calcext:value-type="string">
            <text:p>fullgrid[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][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]=</text:p>
          </table:table-cell>
          <table:table-cell office:value-type="string" calcext:value-type="string">
            <text:p>int(</text:p>
          </table:table-cell>
          <table:table-cell office:value-type="string" calcext:value-type="string">
            <text:p>.get())</text:p>
          </table:table-cell>
          <table:table-cell table:formula="of:=[.K35]&amp;[.L35]&amp;[.M35]&amp;[.N35]&amp;[.O35]&amp;[.P35]&amp;[.A35]&amp;[.Q35]" office:value-type="string" office:string-value="fullgrid[3][7]=int(ent35.get())" calcext:value-type="string">
            <text:p>fullgrid[3][7]=int(ent35.get())</text:p>
          </table:table-cell>
        </table:table-row>
        <table:table-row table:style-name="ro1">
          <table:table-cell office:value-type="string" calcext:value-type="string">
            <text:p>ent36</text:p>
          </table:table-cell>
          <table:table-cell office:value-type="string" calcext:value-type="string">
            <text:p><text:s/>= Entry(win ,width=5)</text:p>
          </table:table-cell>
          <table:table-cell table:formula="of:=[.A36]&amp;[.B36]" office:value-type="string" office:string-value="ent36 = Entry(win ,width=5)" calcext:value-type="string">
            <text:p>ent36 = Entry(win ,width=5)</text:p>
          </table:table-cell>
          <table:table-cell office:value-type="string" calcext:value-type="string">
            <text:p>.grid(row=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column=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</text:p>
          </table:table-cell>
          <table:table-cell table:formula="of:=[.A36]&amp;[.D36]&amp;[.E36]&amp;[.F36]&amp;[.G36]&amp;[.H36]" office:value-type="string" office:string-value="ent36.grid(row=4,column=11)" calcext:value-type="string">
            <text:p>ent36.grid(row=4,column=11)</text:p>
          </table:table-cell>
          <table:table-cell/>
          <table:table-cell office:value-type="string" calcext:value-type="string">
            <text:p>fullgrid[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][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]=</text:p>
          </table:table-cell>
          <table:table-cell office:value-type="string" calcext:value-type="string">
            <text:p>int(</text:p>
          </table:table-cell>
          <table:table-cell office:value-type="string" calcext:value-type="string">
            <text:p>.get())</text:p>
          </table:table-cell>
          <table:table-cell table:formula="of:=[.K36]&amp;[.L36]&amp;[.M36]&amp;[.N36]&amp;[.O36]&amp;[.P36]&amp;[.A36]&amp;[.Q36]" office:value-type="string" office:string-value="fullgrid[3][8]=int(ent36.get())" calcext:value-type="string">
            <text:p>fullgrid[3][8]=int(ent36.get())</text:p>
          </table:table-cell>
        </table:table-row>
        <table:table-row table:style-name="ro1">
          <table:table-cell office:value-type="string" calcext:value-type="string">
            <text:p>ent37</text:p>
          </table:table-cell>
          <table:table-cell office:value-type="string" calcext:value-type="string">
            <text:p><text:s/>= Entry(win ,width=5)</text:p>
          </table:table-cell>
          <table:table-cell table:formula="of:=[.A37]&amp;[.B37]" office:value-type="string" office:string-value="ent37 = Entry(win ,width=5)" calcext:value-type="string">
            <text:p>ent37 = Entry(win ,width=5)</text:p>
          </table:table-cell>
          <table:table-cell office:value-type="string" calcext:value-type="string">
            <text:p>.grid(row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column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table:formula="of:=[.A37]&amp;[.D37]&amp;[.E37]&amp;[.F37]&amp;[.G37]&amp;[.H37]" office:value-type="string" office:string-value="ent37.grid(row=5,column=1)" calcext:value-type="string">
            <text:p>ent37.grid(row=5,column=1)</text:p>
          </table:table-cell>
          <table:table-cell/>
          <table:table-cell office:value-type="string" calcext:value-type="string">
            <text:p>fullgrid[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][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]=</text:p>
          </table:table-cell>
          <table:table-cell office:value-type="string" calcext:value-type="string">
            <text:p>int(</text:p>
          </table:table-cell>
          <table:table-cell office:value-type="string" calcext:value-type="string">
            <text:p>.get())</text:p>
          </table:table-cell>
          <table:table-cell table:formula="of:=[.K37]&amp;[.L37]&amp;[.M37]&amp;[.N37]&amp;[.O37]&amp;[.P37]&amp;[.A37]&amp;[.Q37]" office:value-type="string" office:string-value="fullgrid[4][0]=int(ent37.get())" calcext:value-type="string">
            <text:p>fullgrid[4][0]=int(ent37.get())</text:p>
          </table:table-cell>
        </table:table-row>
        <table:table-row table:style-name="ro1">
          <table:table-cell office:value-type="string" calcext:value-type="string">
            <text:p>ent38</text:p>
          </table:table-cell>
          <table:table-cell office:value-type="string" calcext:value-type="string">
            <text:p><text:s/>= Entry(win ,width=5)</text:p>
          </table:table-cell>
          <table:table-cell table:formula="of:=[.A38]&amp;[.B38]" office:value-type="string" office:string-value="ent38 = Entry(win ,width=5)" calcext:value-type="string">
            <text:p>ent38 = Entry(win ,width=5)</text:p>
          </table:table-cell>
          <table:table-cell office:value-type="string" calcext:value-type="string">
            <text:p>.grid(row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column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  <table:table-cell table:formula="of:=[.A38]&amp;[.D38]&amp;[.E38]&amp;[.F38]&amp;[.G38]&amp;[.H38]" office:value-type="string" office:string-value="ent38.grid(row=5,column=2)" calcext:value-type="string">
            <text:p>ent38.grid(row=5,column=2)</text:p>
          </table:table-cell>
          <table:table-cell/>
          <table:table-cell office:value-type="string" calcext:value-type="string">
            <text:p>fullgrid[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][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]=</text:p>
          </table:table-cell>
          <table:table-cell office:value-type="string" calcext:value-type="string">
            <text:p>int(</text:p>
          </table:table-cell>
          <table:table-cell office:value-type="string" calcext:value-type="string">
            <text:p>.get())</text:p>
          </table:table-cell>
          <table:table-cell table:formula="of:=[.K38]&amp;[.L38]&amp;[.M38]&amp;[.N38]&amp;[.O38]&amp;[.P38]&amp;[.A38]&amp;[.Q38]" office:value-type="string" office:string-value="fullgrid[4][1]=int(ent38.get())" calcext:value-type="string">
            <text:p>fullgrid[4][1]=int(ent38.get())</text:p>
          </table:table-cell>
        </table:table-row>
        <table:table-row table:style-name="ro1">
          <table:table-cell office:value-type="string" calcext:value-type="string">
            <text:p>ent39</text:p>
          </table:table-cell>
          <table:table-cell office:value-type="string" calcext:value-type="string">
            <text:p><text:s/>= Entry(win ,width=5)</text:p>
          </table:table-cell>
          <table:table-cell table:formula="of:=[.A39]&amp;[.B39]" office:value-type="string" office:string-value="ent39 = Entry(win ,width=5)" calcext:value-type="string">
            <text:p>ent39 = Entry(win ,width=5)</text:p>
          </table:table-cell>
          <table:table-cell office:value-type="string" calcext:value-type="string">
            <text:p>.grid(row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column=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 table:formula="of:=[.A39]&amp;[.D39]&amp;[.E39]&amp;[.F39]&amp;[.G39]&amp;[.H39]" office:value-type="string" office:string-value="ent39.grid(row=5,column=3)" calcext:value-type="string">
            <text:p>ent39.grid(row=5,column=3)</text:p>
          </table:table-cell>
          <table:table-cell/>
          <table:table-cell office:value-type="string" calcext:value-type="string">
            <text:p>fullgrid[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][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]=</text:p>
          </table:table-cell>
          <table:table-cell office:value-type="string" calcext:value-type="string">
            <text:p>int(</text:p>
          </table:table-cell>
          <table:table-cell office:value-type="string" calcext:value-type="string">
            <text:p>.get())</text:p>
          </table:table-cell>
          <table:table-cell table:formula="of:=[.K39]&amp;[.L39]&amp;[.M39]&amp;[.N39]&amp;[.O39]&amp;[.P39]&amp;[.A39]&amp;[.Q39]" office:value-type="string" office:string-value="fullgrid[4][2]=int(ent39.get())" calcext:value-type="string">
            <text:p>fullgrid[4][2]=int(ent39.get())</text:p>
          </table:table-cell>
        </table:table-row>
        <table:table-row table:style-name="ro1">
          <table:table-cell office:value-type="string" calcext:value-type="string">
            <text:p>ent40</text:p>
          </table:table-cell>
          <table:table-cell office:value-type="string" calcext:value-type="string">
            <text:p><text:s/>= Entry(win ,width=5)</text:p>
          </table:table-cell>
          <table:table-cell table:formula="of:=[.A40]&amp;[.B40]" office:value-type="string" office:string-value="ent40 = Entry(win ,width=5)" calcext:value-type="string">
            <text:p>ent40 = Entry(win ,width=5)</text:p>
          </table:table-cell>
          <table:table-cell office:value-type="string" calcext:value-type="string">
            <text:p>.grid(row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column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</text:p>
          </table:table-cell>
          <table:table-cell table:formula="of:=[.A40]&amp;[.D40]&amp;[.E40]&amp;[.F40]&amp;[.G40]&amp;[.H40]" office:value-type="string" office:string-value="ent40.grid(row=5,column=5)" calcext:value-type="string">
            <text:p>ent40.grid(row=5,column=5)</text:p>
          </table:table-cell>
          <table:table-cell/>
          <table:table-cell office:value-type="string" calcext:value-type="string">
            <text:p>fullgrid[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][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]=</text:p>
          </table:table-cell>
          <table:table-cell office:value-type="string" calcext:value-type="string">
            <text:p>int(</text:p>
          </table:table-cell>
          <table:table-cell office:value-type="string" calcext:value-type="string">
            <text:p>.get())</text:p>
          </table:table-cell>
          <table:table-cell table:formula="of:=[.K40]&amp;[.L40]&amp;[.M40]&amp;[.N40]&amp;[.O40]&amp;[.P40]&amp;[.A40]&amp;[.Q40]" office:value-type="string" office:string-value="fullgrid[4][3]=int(ent40.get())" calcext:value-type="string">
            <text:p>fullgrid[4][3]=int(ent40.get())</text:p>
          </table:table-cell>
        </table:table-row>
        <table:table-row table:style-name="ro1">
          <table:table-cell office:value-type="string" calcext:value-type="string">
            <text:p>ent41</text:p>
          </table:table-cell>
          <table:table-cell office:value-type="string" calcext:value-type="string">
            <text:p><text:s/>= Entry(win ,width=5)</text:p>
          </table:table-cell>
          <table:table-cell table:formula="of:=[.A41]&amp;[.B41]" office:value-type="string" office:string-value="ent41 = Entry(win ,width=5)" calcext:value-type="string">
            <text:p>ent41 = Entry(win ,width=5)</text:p>
          </table:table-cell>
          <table:table-cell office:value-type="string" calcext:value-type="string">
            <text:p>.grid(row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column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</text:p>
          </table:table-cell>
          <table:table-cell table:formula="of:=[.A41]&amp;[.D41]&amp;[.E41]&amp;[.F41]&amp;[.G41]&amp;[.H41]" office:value-type="string" office:string-value="ent41.grid(row=5,column=6)" calcext:value-type="string">
            <text:p>ent41.grid(row=5,column=6)</text:p>
          </table:table-cell>
          <table:table-cell/>
          <table:table-cell office:value-type="string" calcext:value-type="string">
            <text:p>fullgrid[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][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]=</text:p>
          </table:table-cell>
          <table:table-cell office:value-type="string" calcext:value-type="string">
            <text:p>int(</text:p>
          </table:table-cell>
          <table:table-cell office:value-type="string" calcext:value-type="string">
            <text:p>.get())</text:p>
          </table:table-cell>
          <table:table-cell table:formula="of:=[.K41]&amp;[.L41]&amp;[.M41]&amp;[.N41]&amp;[.O41]&amp;[.P41]&amp;[.A41]&amp;[.Q41]" office:value-type="string" office:string-value="fullgrid[4][4]=int(ent41.get())" calcext:value-type="string">
            <text:p>fullgrid[4][4]=int(ent41.get())</text:p>
          </table:table-cell>
        </table:table-row>
        <table:table-row table:style-name="ro1">
          <table:table-cell office:value-type="string" calcext:value-type="string">
            <text:p>ent42</text:p>
          </table:table-cell>
          <table:table-cell office:value-type="string" calcext:value-type="string">
            <text:p><text:s/>= Entry(win ,width=5)</text:p>
          </table:table-cell>
          <table:table-cell table:formula="of:=[.A42]&amp;[.B42]" office:value-type="string" office:string-value="ent42 = Entry(win ,width=5)" calcext:value-type="string">
            <text:p>ent42 = Entry(win ,width=5)</text:p>
          </table:table-cell>
          <table:table-cell office:value-type="string" calcext:value-type="string">
            <text:p>.grid(row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column=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</text:p>
          </table:table-cell>
          <table:table-cell table:formula="of:=[.A42]&amp;[.D42]&amp;[.E42]&amp;[.F42]&amp;[.G42]&amp;[.H42]" office:value-type="string" office:string-value="ent42.grid(row=5,column=7)" calcext:value-type="string">
            <text:p>ent42.grid(row=5,column=7)</text:p>
          </table:table-cell>
          <table:table-cell/>
          <table:table-cell office:value-type="string" calcext:value-type="string">
            <text:p>fullgrid[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][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]=</text:p>
          </table:table-cell>
          <table:table-cell office:value-type="string" calcext:value-type="string">
            <text:p>int(</text:p>
          </table:table-cell>
          <table:table-cell office:value-type="string" calcext:value-type="string">
            <text:p>.get())</text:p>
          </table:table-cell>
          <table:table-cell table:formula="of:=[.K42]&amp;[.L42]&amp;[.M42]&amp;[.N42]&amp;[.O42]&amp;[.P42]&amp;[.A42]&amp;[.Q42]" office:value-type="string" office:string-value="fullgrid[4][5]=int(ent42.get())" calcext:value-type="string">
            <text:p>fullgrid[4][5]=int(ent42.get())</text:p>
          </table:table-cell>
        </table:table-row>
        <table:table-row table:style-name="ro1">
          <table:table-cell office:value-type="string" calcext:value-type="string">
            <text:p>ent43</text:p>
          </table:table-cell>
          <table:table-cell office:value-type="string" calcext:value-type="string">
            <text:p><text:s/>= Entry(win ,width=5)</text:p>
          </table:table-cell>
          <table:table-cell table:formula="of:=[.A43]&amp;[.B43]" office:value-type="string" office:string-value="ent43 = Entry(win ,width=5)" calcext:value-type="string">
            <text:p>ent43 = Entry(win ,width=5)</text:p>
          </table:table-cell>
          <table:table-cell office:value-type="string" calcext:value-type="string">
            <text:p>.grid(row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column=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</text:p>
          </table:table-cell>
          <table:table-cell table:formula="of:=[.A43]&amp;[.D43]&amp;[.E43]&amp;[.F43]&amp;[.G43]&amp;[.H43]" office:value-type="string" office:string-value="ent43.grid(row=5,column=9)" calcext:value-type="string">
            <text:p>ent43.grid(row=5,column=9)</text:p>
          </table:table-cell>
          <table:table-cell/>
          <table:table-cell office:value-type="string" calcext:value-type="string">
            <text:p>fullgrid[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][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]=</text:p>
          </table:table-cell>
          <table:table-cell office:value-type="string" calcext:value-type="string">
            <text:p>int(</text:p>
          </table:table-cell>
          <table:table-cell office:value-type="string" calcext:value-type="string">
            <text:p>.get())</text:p>
          </table:table-cell>
          <table:table-cell table:formula="of:=[.K43]&amp;[.L43]&amp;[.M43]&amp;[.N43]&amp;[.O43]&amp;[.P43]&amp;[.A43]&amp;[.Q43]" office:value-type="string" office:string-value="fullgrid[4][6]=int(ent43.get())" calcext:value-type="string">
            <text:p>fullgrid[4][6]=int(ent43.get())</text:p>
          </table:table-cell>
        </table:table-row>
        <table:table-row table:style-name="ro1">
          <table:table-cell office:value-type="string" calcext:value-type="string">
            <text:p>ent44</text:p>
          </table:table-cell>
          <table:table-cell office:value-type="string" calcext:value-type="string">
            <text:p><text:s/>= Entry(win ,width=5)</text:p>
          </table:table-cell>
          <table:table-cell table:formula="of:=[.A44]&amp;[.B44]" office:value-type="string" office:string-value="ent44 = Entry(win ,width=5)" calcext:value-type="string">
            <text:p>ent44 = Entry(win ,width=5)</text:p>
          </table:table-cell>
          <table:table-cell office:value-type="string" calcext:value-type="string">
            <text:p>.grid(row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column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</text:p>
          </table:table-cell>
          <table:table-cell table:formula="of:=[.A44]&amp;[.D44]&amp;[.E44]&amp;[.F44]&amp;[.G44]&amp;[.H44]" office:value-type="string" office:string-value="ent44.grid(row=5,column=10)" calcext:value-type="string">
            <text:p>ent44.grid(row=5,column=10)</text:p>
          </table:table-cell>
          <table:table-cell/>
          <table:table-cell office:value-type="string" calcext:value-type="string">
            <text:p>fullgrid[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][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]=</text:p>
          </table:table-cell>
          <table:table-cell office:value-type="string" calcext:value-type="string">
            <text:p>int(</text:p>
          </table:table-cell>
          <table:table-cell office:value-type="string" calcext:value-type="string">
            <text:p>.get())</text:p>
          </table:table-cell>
          <table:table-cell table:formula="of:=[.K44]&amp;[.L44]&amp;[.M44]&amp;[.N44]&amp;[.O44]&amp;[.P44]&amp;[.A44]&amp;[.Q44]" office:value-type="string" office:string-value="fullgrid[4][7]=int(ent44.get())" calcext:value-type="string">
            <text:p>fullgrid[4][7]=int(ent44.get())</text:p>
          </table:table-cell>
        </table:table-row>
        <table:table-row table:style-name="ro1">
          <table:table-cell office:value-type="string" calcext:value-type="string">
            <text:p>ent45</text:p>
          </table:table-cell>
          <table:table-cell office:value-type="string" calcext:value-type="string">
            <text:p><text:s/>= Entry(win ,width=5)</text:p>
          </table:table-cell>
          <table:table-cell table:formula="of:=[.A45]&amp;[.B45]" office:value-type="string" office:string-value="ent45 = Entry(win ,width=5)" calcext:value-type="string">
            <text:p>ent45 = Entry(win ,width=5)</text:p>
          </table:table-cell>
          <table:table-cell office:value-type="string" calcext:value-type="string">
            <text:p>.grid(row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column=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</text:p>
          </table:table-cell>
          <table:table-cell table:formula="of:=[.A45]&amp;[.D45]&amp;[.E45]&amp;[.F45]&amp;[.G45]&amp;[.H45]" office:value-type="string" office:string-value="ent45.grid(row=5,column=11)" calcext:value-type="string">
            <text:p>ent45.grid(row=5,column=11)</text:p>
          </table:table-cell>
          <table:table-cell/>
          <table:table-cell office:value-type="string" calcext:value-type="string">
            <text:p>fullgrid[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][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]=</text:p>
          </table:table-cell>
          <table:table-cell office:value-type="string" calcext:value-type="string">
            <text:p>int(</text:p>
          </table:table-cell>
          <table:table-cell office:value-type="string" calcext:value-type="string">
            <text:p>.get())</text:p>
          </table:table-cell>
          <table:table-cell table:formula="of:=[.K45]&amp;[.L45]&amp;[.M45]&amp;[.N45]&amp;[.O45]&amp;[.P45]&amp;[.A45]&amp;[.Q45]" office:value-type="string" office:string-value="fullgrid[4][8]=int(ent45.get())" calcext:value-type="string">
            <text:p>fullgrid[4][8]=int(ent45.get())</text:p>
          </table:table-cell>
        </table:table-row>
        <table:table-row table:style-name="ro1">
          <table:table-cell office:value-type="string" calcext:value-type="string">
            <text:p>ent46</text:p>
          </table:table-cell>
          <table:table-cell office:value-type="string" calcext:value-type="string">
            <text:p><text:s/>= Entry(win ,width=5)</text:p>
          </table:table-cell>
          <table:table-cell table:formula="of:=[.A46]&amp;[.B46]" office:value-type="string" office:string-value="ent46 = Entry(win ,width=5)" calcext:value-type="string">
            <text:p>ent46 = Entry(win ,width=5)</text:p>
          </table:table-cell>
          <table:table-cell office:value-type="string" calcext:value-type="string">
            <text:p>.grid(row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column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table:formula="of:=[.A46]&amp;[.D46]&amp;[.E46]&amp;[.F46]&amp;[.G46]&amp;[.H46]" office:value-type="string" office:string-value="ent46.grid(row=6,column=1)" calcext:value-type="string">
            <text:p>ent46.grid(row=6,column=1)</text:p>
          </table:table-cell>
          <table:table-cell/>
          <table:table-cell office:value-type="string" calcext:value-type="string">
            <text:p>fullgrid[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][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]=</text:p>
          </table:table-cell>
          <table:table-cell office:value-type="string" calcext:value-type="string">
            <text:p>int(</text:p>
          </table:table-cell>
          <table:table-cell office:value-type="string" calcext:value-type="string">
            <text:p>.get())</text:p>
          </table:table-cell>
          <table:table-cell table:formula="of:=[.K46]&amp;[.L46]&amp;[.M46]&amp;[.N46]&amp;[.O46]&amp;[.P46]&amp;[.A46]&amp;[.Q46]" office:value-type="string" office:string-value="fullgrid[5][0]=int(ent46.get())" calcext:value-type="string">
            <text:p>fullgrid[5][0]=int(ent46.get())</text:p>
          </table:table-cell>
        </table:table-row>
        <table:table-row table:style-name="ro1">
          <table:table-cell office:value-type="string" calcext:value-type="string">
            <text:p>ent47</text:p>
          </table:table-cell>
          <table:table-cell office:value-type="string" calcext:value-type="string">
            <text:p><text:s/>= Entry(win ,width=5)</text:p>
          </table:table-cell>
          <table:table-cell table:formula="of:=[.A47]&amp;[.B47]" office:value-type="string" office:string-value="ent47 = Entry(win ,width=5)" calcext:value-type="string">
            <text:p>ent47 = Entry(win ,width=5)</text:p>
          </table:table-cell>
          <table:table-cell office:value-type="string" calcext:value-type="string">
            <text:p>.grid(row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column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  <table:table-cell table:formula="of:=[.A47]&amp;[.D47]&amp;[.E47]&amp;[.F47]&amp;[.G47]&amp;[.H47]" office:value-type="string" office:string-value="ent47.grid(row=6,column=2)" calcext:value-type="string">
            <text:p>ent47.grid(row=6,column=2)</text:p>
          </table:table-cell>
          <table:table-cell/>
          <table:table-cell office:value-type="string" calcext:value-type="string">
            <text:p>fullgrid[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][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]=</text:p>
          </table:table-cell>
          <table:table-cell office:value-type="string" calcext:value-type="string">
            <text:p>int(</text:p>
          </table:table-cell>
          <table:table-cell office:value-type="string" calcext:value-type="string">
            <text:p>.get())</text:p>
          </table:table-cell>
          <table:table-cell table:formula="of:=[.K47]&amp;[.L47]&amp;[.M47]&amp;[.N47]&amp;[.O47]&amp;[.P47]&amp;[.A47]&amp;[.Q47]" office:value-type="string" office:string-value="fullgrid[5][1]=int(ent47.get())" calcext:value-type="string">
            <text:p>fullgrid[5][1]=int(ent47.get())</text:p>
          </table:table-cell>
        </table:table-row>
        <table:table-row table:style-name="ro1">
          <table:table-cell office:value-type="string" calcext:value-type="string">
            <text:p>ent48</text:p>
          </table:table-cell>
          <table:table-cell office:value-type="string" calcext:value-type="string">
            <text:p><text:s/>= Entry(win ,width=5)</text:p>
          </table:table-cell>
          <table:table-cell table:formula="of:=[.A48]&amp;[.B48]" office:value-type="string" office:string-value="ent48 = Entry(win ,width=5)" calcext:value-type="string">
            <text:p>ent48 = Entry(win ,width=5)</text:p>
          </table:table-cell>
          <table:table-cell office:value-type="string" calcext:value-type="string">
            <text:p>.grid(row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column=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 table:formula="of:=[.A48]&amp;[.D48]&amp;[.E48]&amp;[.F48]&amp;[.G48]&amp;[.H48]" office:value-type="string" office:string-value="ent48.grid(row=6,column=3)" calcext:value-type="string">
            <text:p>ent48.grid(row=6,column=3)</text:p>
          </table:table-cell>
          <table:table-cell/>
          <table:table-cell office:value-type="string" calcext:value-type="string">
            <text:p>fullgrid[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][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]=</text:p>
          </table:table-cell>
          <table:table-cell office:value-type="string" calcext:value-type="string">
            <text:p>int(</text:p>
          </table:table-cell>
          <table:table-cell office:value-type="string" calcext:value-type="string">
            <text:p>.get())</text:p>
          </table:table-cell>
          <table:table-cell table:formula="of:=[.K48]&amp;[.L48]&amp;[.M48]&amp;[.N48]&amp;[.O48]&amp;[.P48]&amp;[.A48]&amp;[.Q48]" office:value-type="string" office:string-value="fullgrid[5][2]=int(ent48.get())" calcext:value-type="string">
            <text:p>fullgrid[5][2]=int(ent48.get())</text:p>
          </table:table-cell>
        </table:table-row>
        <table:table-row table:style-name="ro1">
          <table:table-cell office:value-type="string" calcext:value-type="string">
            <text:p>ent49</text:p>
          </table:table-cell>
          <table:table-cell office:value-type="string" calcext:value-type="string">
            <text:p><text:s/>= Entry(win ,width=5)</text:p>
          </table:table-cell>
          <table:table-cell table:formula="of:=[.A49]&amp;[.B49]" office:value-type="string" office:string-value="ent49 = Entry(win ,width=5)" calcext:value-type="string">
            <text:p>ent49 = Entry(win ,width=5)</text:p>
          </table:table-cell>
          <table:table-cell office:value-type="string" calcext:value-type="string">
            <text:p>.grid(row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column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</text:p>
          </table:table-cell>
          <table:table-cell table:formula="of:=[.A49]&amp;[.D49]&amp;[.E49]&amp;[.F49]&amp;[.G49]&amp;[.H49]" office:value-type="string" office:string-value="ent49.grid(row=6,column=5)" calcext:value-type="string">
            <text:p>ent49.grid(row=6,column=5)</text:p>
          </table:table-cell>
          <table:table-cell/>
          <table:table-cell office:value-type="string" calcext:value-type="string">
            <text:p>fullgrid[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][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]=</text:p>
          </table:table-cell>
          <table:table-cell office:value-type="string" calcext:value-type="string">
            <text:p>int(</text:p>
          </table:table-cell>
          <table:table-cell office:value-type="string" calcext:value-type="string">
            <text:p>.get())</text:p>
          </table:table-cell>
          <table:table-cell table:formula="of:=[.K49]&amp;[.L49]&amp;[.M49]&amp;[.N49]&amp;[.O49]&amp;[.P49]&amp;[.A49]&amp;[.Q49]" office:value-type="string" office:string-value="fullgrid[5][3]=int(ent49.get())" calcext:value-type="string">
            <text:p>fullgrid[5][3]=int(ent49.get())</text:p>
          </table:table-cell>
        </table:table-row>
        <table:table-row table:style-name="ro1">
          <table:table-cell office:value-type="string" calcext:value-type="string">
            <text:p>ent50</text:p>
          </table:table-cell>
          <table:table-cell office:value-type="string" calcext:value-type="string">
            <text:p><text:s/>= Entry(win ,width=5)</text:p>
          </table:table-cell>
          <table:table-cell table:formula="of:=[.A50]&amp;[.B50]" office:value-type="string" office:string-value="ent50 = Entry(win ,width=5)" calcext:value-type="string">
            <text:p>ent50 = Entry(win ,width=5)</text:p>
          </table:table-cell>
          <table:table-cell office:value-type="string" calcext:value-type="string">
            <text:p>.grid(row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column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</text:p>
          </table:table-cell>
          <table:table-cell table:formula="of:=[.A50]&amp;[.D50]&amp;[.E50]&amp;[.F50]&amp;[.G50]&amp;[.H50]" office:value-type="string" office:string-value="ent50.grid(row=6,column=6)" calcext:value-type="string">
            <text:p>ent50.grid(row=6,column=6)</text:p>
          </table:table-cell>
          <table:table-cell/>
          <table:table-cell office:value-type="string" calcext:value-type="string">
            <text:p>fullgrid[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][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]=</text:p>
          </table:table-cell>
          <table:table-cell office:value-type="string" calcext:value-type="string">
            <text:p>int(</text:p>
          </table:table-cell>
          <table:table-cell office:value-type="string" calcext:value-type="string">
            <text:p>.get())</text:p>
          </table:table-cell>
          <table:table-cell table:formula="of:=[.K50]&amp;[.L50]&amp;[.M50]&amp;[.N50]&amp;[.O50]&amp;[.P50]&amp;[.A50]&amp;[.Q50]" office:value-type="string" office:string-value="fullgrid[5][4]=int(ent50.get())" calcext:value-type="string">
            <text:p>fullgrid[5][4]=int(ent50.get())</text:p>
          </table:table-cell>
        </table:table-row>
        <table:table-row table:style-name="ro1">
          <table:table-cell office:value-type="string" calcext:value-type="string">
            <text:p>ent51</text:p>
          </table:table-cell>
          <table:table-cell office:value-type="string" calcext:value-type="string">
            <text:p><text:s/>= Entry(win ,width=5)</text:p>
          </table:table-cell>
          <table:table-cell table:formula="of:=[.A51]&amp;[.B51]" office:value-type="string" office:string-value="ent51 = Entry(win ,width=5)" calcext:value-type="string">
            <text:p>ent51 = Entry(win ,width=5)</text:p>
          </table:table-cell>
          <table:table-cell office:value-type="string" calcext:value-type="string">
            <text:p>.grid(row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column=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</text:p>
          </table:table-cell>
          <table:table-cell table:formula="of:=[.A51]&amp;[.D51]&amp;[.E51]&amp;[.F51]&amp;[.G51]&amp;[.H51]" office:value-type="string" office:string-value="ent51.grid(row=6,column=7)" calcext:value-type="string">
            <text:p>ent51.grid(row=6,column=7)</text:p>
          </table:table-cell>
          <table:table-cell/>
          <table:table-cell office:value-type="string" calcext:value-type="string">
            <text:p>fullgrid[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][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]=</text:p>
          </table:table-cell>
          <table:table-cell office:value-type="string" calcext:value-type="string">
            <text:p>int(</text:p>
          </table:table-cell>
          <table:table-cell office:value-type="string" calcext:value-type="string">
            <text:p>.get())</text:p>
          </table:table-cell>
          <table:table-cell table:formula="of:=[.K51]&amp;[.L51]&amp;[.M51]&amp;[.N51]&amp;[.O51]&amp;[.P51]&amp;[.A51]&amp;[.Q51]" office:value-type="string" office:string-value="fullgrid[5][5]=int(ent51.get())" calcext:value-type="string">
            <text:p>fullgrid[5][5]=int(ent51.get())</text:p>
          </table:table-cell>
        </table:table-row>
        <table:table-row table:style-name="ro1">
          <table:table-cell office:value-type="string" calcext:value-type="string">
            <text:p>ent52</text:p>
          </table:table-cell>
          <table:table-cell office:value-type="string" calcext:value-type="string">
            <text:p><text:s/>= Entry(win ,width=5)</text:p>
          </table:table-cell>
          <table:table-cell table:formula="of:=[.A52]&amp;[.B52]" office:value-type="string" office:string-value="ent52 = Entry(win ,width=5)" calcext:value-type="string">
            <text:p>ent52 = Entry(win ,width=5)</text:p>
          </table:table-cell>
          <table:table-cell office:value-type="string" calcext:value-type="string">
            <text:p>.grid(row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column=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</text:p>
          </table:table-cell>
          <table:table-cell table:formula="of:=[.A52]&amp;[.D52]&amp;[.E52]&amp;[.F52]&amp;[.G52]&amp;[.H52]" office:value-type="string" office:string-value="ent52.grid(row=6,column=9)" calcext:value-type="string">
            <text:p>ent52.grid(row=6,column=9)</text:p>
          </table:table-cell>
          <table:table-cell/>
          <table:table-cell office:value-type="string" calcext:value-type="string">
            <text:p>fullgrid[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][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]=</text:p>
          </table:table-cell>
          <table:table-cell office:value-type="string" calcext:value-type="string">
            <text:p>int(</text:p>
          </table:table-cell>
          <table:table-cell office:value-type="string" calcext:value-type="string">
            <text:p>.get())</text:p>
          </table:table-cell>
          <table:table-cell table:formula="of:=[.K52]&amp;[.L52]&amp;[.M52]&amp;[.N52]&amp;[.O52]&amp;[.P52]&amp;[.A52]&amp;[.Q52]" office:value-type="string" office:string-value="fullgrid[5][6]=int(ent52.get())" calcext:value-type="string">
            <text:p>fullgrid[5][6]=int(ent52.get())</text:p>
          </table:table-cell>
        </table:table-row>
        <table:table-row table:style-name="ro1">
          <table:table-cell office:value-type="string" calcext:value-type="string">
            <text:p>ent53</text:p>
          </table:table-cell>
          <table:table-cell office:value-type="string" calcext:value-type="string">
            <text:p><text:s/>= Entry(win ,width=5)</text:p>
          </table:table-cell>
          <table:table-cell table:formula="of:=[.A53]&amp;[.B53]" office:value-type="string" office:string-value="ent53 = Entry(win ,width=5)" calcext:value-type="string">
            <text:p>ent53 = Entry(win ,width=5)</text:p>
          </table:table-cell>
          <table:table-cell office:value-type="string" calcext:value-type="string">
            <text:p>.grid(row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column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</text:p>
          </table:table-cell>
          <table:table-cell table:formula="of:=[.A53]&amp;[.D53]&amp;[.E53]&amp;[.F53]&amp;[.G53]&amp;[.H53]" office:value-type="string" office:string-value="ent53.grid(row=6,column=10)" calcext:value-type="string">
            <text:p>ent53.grid(row=6,column=10)</text:p>
          </table:table-cell>
          <table:table-cell/>
          <table:table-cell office:value-type="string" calcext:value-type="string">
            <text:p>fullgrid[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][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]=</text:p>
          </table:table-cell>
          <table:table-cell office:value-type="string" calcext:value-type="string">
            <text:p>int(</text:p>
          </table:table-cell>
          <table:table-cell office:value-type="string" calcext:value-type="string">
            <text:p>.get())</text:p>
          </table:table-cell>
          <table:table-cell table:formula="of:=[.K53]&amp;[.L53]&amp;[.M53]&amp;[.N53]&amp;[.O53]&amp;[.P53]&amp;[.A53]&amp;[.Q53]" office:value-type="string" office:string-value="fullgrid[5][7]=int(ent53.get())" calcext:value-type="string">
            <text:p>fullgrid[5][7]=int(ent53.get())</text:p>
          </table:table-cell>
        </table:table-row>
        <table:table-row table:style-name="ro1">
          <table:table-cell office:value-type="string" calcext:value-type="string">
            <text:p>ent54</text:p>
          </table:table-cell>
          <table:table-cell office:value-type="string" calcext:value-type="string">
            <text:p><text:s/>= Entry(win ,width=5)</text:p>
          </table:table-cell>
          <table:table-cell table:formula="of:=[.A54]&amp;[.B54]" office:value-type="string" office:string-value="ent54 = Entry(win ,width=5)" calcext:value-type="string">
            <text:p>ent54 = Entry(win ,width=5)</text:p>
          </table:table-cell>
          <table:table-cell office:value-type="string" calcext:value-type="string">
            <text:p>.grid(row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column=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</text:p>
          </table:table-cell>
          <table:table-cell table:formula="of:=[.A54]&amp;[.D54]&amp;[.E54]&amp;[.F54]&amp;[.G54]&amp;[.H54]" office:value-type="string" office:string-value="ent54.grid(row=6,column=11)" calcext:value-type="string">
            <text:p>ent54.grid(row=6,column=11)</text:p>
          </table:table-cell>
          <table:table-cell/>
          <table:table-cell office:value-type="string" calcext:value-type="string">
            <text:p>fullgrid[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][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]=</text:p>
          </table:table-cell>
          <table:table-cell office:value-type="string" calcext:value-type="string">
            <text:p>int(</text:p>
          </table:table-cell>
          <table:table-cell office:value-type="string" calcext:value-type="string">
            <text:p>.get())</text:p>
          </table:table-cell>
          <table:table-cell table:formula="of:=[.K54]&amp;[.L54]&amp;[.M54]&amp;[.N54]&amp;[.O54]&amp;[.P54]&amp;[.A54]&amp;[.Q54]" office:value-type="string" office:string-value="fullgrid[5][8]=int(ent54.get())" calcext:value-type="string">
            <text:p>fullgrid[5][8]=int(ent54.get())</text:p>
          </table:table-cell>
        </table:table-row>
        <table:table-row table:style-name="ro1">
          <table:table-cell office:value-type="string" calcext:value-type="string">
            <text:p>ent55</text:p>
          </table:table-cell>
          <table:table-cell office:value-type="string" calcext:value-type="string">
            <text:p><text:s/>= Entry(win ,width=5)</text:p>
          </table:table-cell>
          <table:table-cell table:formula="of:=[.A55]&amp;[.B55]" office:value-type="string" office:string-value="ent55 = Entry(win ,width=5)" calcext:value-type="string">
            <text:p>ent55 = Entry(win ,width=5)</text:p>
          </table:table-cell>
          <table:table-cell office:value-type="string" calcext:value-type="string">
            <text:p>.grid(row=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column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table:formula="of:=[.A55]&amp;[.D55]&amp;[.E55]&amp;[.F55]&amp;[.G55]&amp;[.H55]" office:value-type="string" office:string-value="ent55.grid(row=8,column=1)" calcext:value-type="string">
            <text:p>ent55.grid(row=8,column=1)</text:p>
          </table:table-cell>
          <table:table-cell/>
          <table:table-cell office:value-type="string" calcext:value-type="string">
            <text:p>fullgrid[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][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]=</text:p>
          </table:table-cell>
          <table:table-cell office:value-type="string" calcext:value-type="string">
            <text:p>int(</text:p>
          </table:table-cell>
          <table:table-cell office:value-type="string" calcext:value-type="string">
            <text:p>.get())</text:p>
          </table:table-cell>
          <table:table-cell table:formula="of:=[.K55]&amp;[.L55]&amp;[.M55]&amp;[.N55]&amp;[.O55]&amp;[.P55]&amp;[.A55]&amp;[.Q55]" office:value-type="string" office:string-value="fullgrid[6][0]=int(ent55.get())" calcext:value-type="string">
            <text:p>fullgrid[6][0]=int(ent55.get())</text:p>
          </table:table-cell>
        </table:table-row>
        <table:table-row table:style-name="ro1">
          <table:table-cell office:value-type="string" calcext:value-type="string">
            <text:p>ent56</text:p>
          </table:table-cell>
          <table:table-cell office:value-type="string" calcext:value-type="string">
            <text:p><text:s/>= Entry(win ,width=5)</text:p>
          </table:table-cell>
          <table:table-cell table:formula="of:=[.A56]&amp;[.B56]" office:value-type="string" office:string-value="ent56 = Entry(win ,width=5)" calcext:value-type="string">
            <text:p>ent56 = Entry(win ,width=5)</text:p>
          </table:table-cell>
          <table:table-cell office:value-type="string" calcext:value-type="string">
            <text:p>.grid(row=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column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  <table:table-cell table:formula="of:=[.A56]&amp;[.D56]&amp;[.E56]&amp;[.F56]&amp;[.G56]&amp;[.H56]" office:value-type="string" office:string-value="ent56.grid(row=8,column=2)" calcext:value-type="string">
            <text:p>ent56.grid(row=8,column=2)</text:p>
          </table:table-cell>
          <table:table-cell/>
          <table:table-cell office:value-type="string" calcext:value-type="string">
            <text:p>fullgrid[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][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]=</text:p>
          </table:table-cell>
          <table:table-cell office:value-type="string" calcext:value-type="string">
            <text:p>int(</text:p>
          </table:table-cell>
          <table:table-cell office:value-type="string" calcext:value-type="string">
            <text:p>.get())</text:p>
          </table:table-cell>
          <table:table-cell table:formula="of:=[.K56]&amp;[.L56]&amp;[.M56]&amp;[.N56]&amp;[.O56]&amp;[.P56]&amp;[.A56]&amp;[.Q56]" office:value-type="string" office:string-value="fullgrid[6][1]=int(ent56.get())" calcext:value-type="string">
            <text:p>fullgrid[6][1]=int(ent56.get())</text:p>
          </table:table-cell>
        </table:table-row>
        <table:table-row table:style-name="ro1">
          <table:table-cell office:value-type="string" calcext:value-type="string">
            <text:p>ent57</text:p>
          </table:table-cell>
          <table:table-cell office:value-type="string" calcext:value-type="string">
            <text:p><text:s/>= Entry(win ,width=5)</text:p>
          </table:table-cell>
          <table:table-cell table:formula="of:=[.A57]&amp;[.B57]" office:value-type="string" office:string-value="ent57 = Entry(win ,width=5)" calcext:value-type="string">
            <text:p>ent57 = Entry(win ,width=5)</text:p>
          </table:table-cell>
          <table:table-cell office:value-type="string" calcext:value-type="string">
            <text:p>.grid(row=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column=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 table:formula="of:=[.A57]&amp;[.D57]&amp;[.E57]&amp;[.F57]&amp;[.G57]&amp;[.H57]" office:value-type="string" office:string-value="ent57.grid(row=8,column=3)" calcext:value-type="string">
            <text:p>ent57.grid(row=8,column=3)</text:p>
          </table:table-cell>
          <table:table-cell/>
          <table:table-cell office:value-type="string" calcext:value-type="string">
            <text:p>fullgrid[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][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]=</text:p>
          </table:table-cell>
          <table:table-cell office:value-type="string" calcext:value-type="string">
            <text:p>int(</text:p>
          </table:table-cell>
          <table:table-cell office:value-type="string" calcext:value-type="string">
            <text:p>.get())</text:p>
          </table:table-cell>
          <table:table-cell table:formula="of:=[.K57]&amp;[.L57]&amp;[.M57]&amp;[.N57]&amp;[.O57]&amp;[.P57]&amp;[.A57]&amp;[.Q57]" office:value-type="string" office:string-value="fullgrid[6][2]=int(ent57.get())" calcext:value-type="string">
            <text:p>fullgrid[6][2]=int(ent57.get())</text:p>
          </table:table-cell>
        </table:table-row>
        <table:table-row table:style-name="ro1">
          <table:table-cell office:value-type="string" calcext:value-type="string">
            <text:p>ent58</text:p>
          </table:table-cell>
          <table:table-cell office:value-type="string" calcext:value-type="string">
            <text:p><text:s/>= Entry(win ,width=5)</text:p>
          </table:table-cell>
          <table:table-cell table:formula="of:=[.A58]&amp;[.B58]" office:value-type="string" office:string-value="ent58 = Entry(win ,width=5)" calcext:value-type="string">
            <text:p>ent58 = Entry(win ,width=5)</text:p>
          </table:table-cell>
          <table:table-cell office:value-type="string" calcext:value-type="string">
            <text:p>.grid(row=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column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</text:p>
          </table:table-cell>
          <table:table-cell table:formula="of:=[.A58]&amp;[.D58]&amp;[.E58]&amp;[.F58]&amp;[.G58]&amp;[.H58]" office:value-type="string" office:string-value="ent58.grid(row=8,column=5)" calcext:value-type="string">
            <text:p>ent58.grid(row=8,column=5)</text:p>
          </table:table-cell>
          <table:table-cell/>
          <table:table-cell office:value-type="string" calcext:value-type="string">
            <text:p>fullgrid[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][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]=</text:p>
          </table:table-cell>
          <table:table-cell office:value-type="string" calcext:value-type="string">
            <text:p>int(</text:p>
          </table:table-cell>
          <table:table-cell office:value-type="string" calcext:value-type="string">
            <text:p>.get())</text:p>
          </table:table-cell>
          <table:table-cell table:formula="of:=[.K58]&amp;[.L58]&amp;[.M58]&amp;[.N58]&amp;[.O58]&amp;[.P58]&amp;[.A58]&amp;[.Q58]" office:value-type="string" office:string-value="fullgrid[6][3]=int(ent58.get())" calcext:value-type="string">
            <text:p>fullgrid[6][3]=int(ent58.get())</text:p>
          </table:table-cell>
        </table:table-row>
        <table:table-row table:style-name="ro1">
          <table:table-cell office:value-type="string" calcext:value-type="string">
            <text:p>ent59</text:p>
          </table:table-cell>
          <table:table-cell office:value-type="string" calcext:value-type="string">
            <text:p><text:s/>= Entry(win ,width=5)</text:p>
          </table:table-cell>
          <table:table-cell table:formula="of:=[.A59]&amp;[.B59]" office:value-type="string" office:string-value="ent59 = Entry(win ,width=5)" calcext:value-type="string">
            <text:p>ent59 = Entry(win ,width=5)</text:p>
          </table:table-cell>
          <table:table-cell office:value-type="string" calcext:value-type="string">
            <text:p>.grid(row=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column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</text:p>
          </table:table-cell>
          <table:table-cell table:formula="of:=[.A59]&amp;[.D59]&amp;[.E59]&amp;[.F59]&amp;[.G59]&amp;[.H59]" office:value-type="string" office:string-value="ent59.grid(row=8,column=6)" calcext:value-type="string">
            <text:p>ent59.grid(row=8,column=6)</text:p>
          </table:table-cell>
          <table:table-cell/>
          <table:table-cell office:value-type="string" calcext:value-type="string">
            <text:p>fullgrid[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][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]=</text:p>
          </table:table-cell>
          <table:table-cell office:value-type="string" calcext:value-type="string">
            <text:p>int(</text:p>
          </table:table-cell>
          <table:table-cell office:value-type="string" calcext:value-type="string">
            <text:p>.get())</text:p>
          </table:table-cell>
          <table:table-cell table:formula="of:=[.K59]&amp;[.L59]&amp;[.M59]&amp;[.N59]&amp;[.O59]&amp;[.P59]&amp;[.A59]&amp;[.Q59]" office:value-type="string" office:string-value="fullgrid[6][4]=int(ent59.get())" calcext:value-type="string">
            <text:p>fullgrid[6][4]=int(ent59.get())</text:p>
          </table:table-cell>
        </table:table-row>
        <table:table-row table:style-name="ro1">
          <table:table-cell office:value-type="string" calcext:value-type="string">
            <text:p>ent60</text:p>
          </table:table-cell>
          <table:table-cell office:value-type="string" calcext:value-type="string">
            <text:p><text:s/>= Entry(win ,width=5)</text:p>
          </table:table-cell>
          <table:table-cell table:formula="of:=[.A60]&amp;[.B60]" office:value-type="string" office:string-value="ent60 = Entry(win ,width=5)" calcext:value-type="string">
            <text:p>ent60 = Entry(win ,width=5)</text:p>
          </table:table-cell>
          <table:table-cell office:value-type="string" calcext:value-type="string">
            <text:p>.grid(row=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column=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</text:p>
          </table:table-cell>
          <table:table-cell table:formula="of:=[.A60]&amp;[.D60]&amp;[.E60]&amp;[.F60]&amp;[.G60]&amp;[.H60]" office:value-type="string" office:string-value="ent60.grid(row=8,column=7)" calcext:value-type="string">
            <text:p>ent60.grid(row=8,column=7)</text:p>
          </table:table-cell>
          <table:table-cell/>
          <table:table-cell office:value-type="string" calcext:value-type="string">
            <text:p>fullgrid[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][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]=</text:p>
          </table:table-cell>
          <table:table-cell office:value-type="string" calcext:value-type="string">
            <text:p>int(</text:p>
          </table:table-cell>
          <table:table-cell office:value-type="string" calcext:value-type="string">
            <text:p>.get())</text:p>
          </table:table-cell>
          <table:table-cell table:formula="of:=[.K60]&amp;[.L60]&amp;[.M60]&amp;[.N60]&amp;[.O60]&amp;[.P60]&amp;[.A60]&amp;[.Q60]" office:value-type="string" office:string-value="fullgrid[6][5]=int(ent60.get())" calcext:value-type="string">
            <text:p>fullgrid[6][5]=int(ent60.get())</text:p>
          </table:table-cell>
        </table:table-row>
        <table:table-row table:style-name="ro1">
          <table:table-cell office:value-type="string" calcext:value-type="string">
            <text:p>ent61</text:p>
          </table:table-cell>
          <table:table-cell office:value-type="string" calcext:value-type="string">
            <text:p><text:s/>= Entry(win ,width=5)</text:p>
          </table:table-cell>
          <table:table-cell table:formula="of:=[.A61]&amp;[.B61]" office:value-type="string" office:string-value="ent61 = Entry(win ,width=5)" calcext:value-type="string">
            <text:p>ent61 = Entry(win ,width=5)</text:p>
          </table:table-cell>
          <table:table-cell office:value-type="string" calcext:value-type="string">
            <text:p>.grid(row=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column=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</text:p>
          </table:table-cell>
          <table:table-cell table:formula="of:=[.A61]&amp;[.D61]&amp;[.E61]&amp;[.F61]&amp;[.G61]&amp;[.H61]" office:value-type="string" office:string-value="ent61.grid(row=8,column=9)" calcext:value-type="string">
            <text:p>ent61.grid(row=8,column=9)</text:p>
          </table:table-cell>
          <table:table-cell/>
          <table:table-cell office:value-type="string" calcext:value-type="string">
            <text:p>fullgrid[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][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]=</text:p>
          </table:table-cell>
          <table:table-cell office:value-type="string" calcext:value-type="string">
            <text:p>int(</text:p>
          </table:table-cell>
          <table:table-cell office:value-type="string" calcext:value-type="string">
            <text:p>.get())</text:p>
          </table:table-cell>
          <table:table-cell table:formula="of:=[.K61]&amp;[.L61]&amp;[.M61]&amp;[.N61]&amp;[.O61]&amp;[.P61]&amp;[.A61]&amp;[.Q61]" office:value-type="string" office:string-value="fullgrid[6][6]=int(ent61.get())" calcext:value-type="string">
            <text:p>fullgrid[6][6]=int(ent61.get())</text:p>
          </table:table-cell>
        </table:table-row>
        <table:table-row table:style-name="ro1">
          <table:table-cell office:value-type="string" calcext:value-type="string">
            <text:p>ent62</text:p>
          </table:table-cell>
          <table:table-cell office:value-type="string" calcext:value-type="string">
            <text:p><text:s/>= Entry(win ,width=5)</text:p>
          </table:table-cell>
          <table:table-cell table:formula="of:=[.A62]&amp;[.B62]" office:value-type="string" office:string-value="ent62 = Entry(win ,width=5)" calcext:value-type="string">
            <text:p>ent62 = Entry(win ,width=5)</text:p>
          </table:table-cell>
          <table:table-cell office:value-type="string" calcext:value-type="string">
            <text:p>.grid(row=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column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</text:p>
          </table:table-cell>
          <table:table-cell table:formula="of:=[.A62]&amp;[.D62]&amp;[.E62]&amp;[.F62]&amp;[.G62]&amp;[.H62]" office:value-type="string" office:string-value="ent62.grid(row=8,column=10)" calcext:value-type="string">
            <text:p>ent62.grid(row=8,column=10)</text:p>
          </table:table-cell>
          <table:table-cell/>
          <table:table-cell office:value-type="string" calcext:value-type="string">
            <text:p>fullgrid[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][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]=</text:p>
          </table:table-cell>
          <table:table-cell office:value-type="string" calcext:value-type="string">
            <text:p>int(</text:p>
          </table:table-cell>
          <table:table-cell office:value-type="string" calcext:value-type="string">
            <text:p>.get())</text:p>
          </table:table-cell>
          <table:table-cell table:formula="of:=[.K62]&amp;[.L62]&amp;[.M62]&amp;[.N62]&amp;[.O62]&amp;[.P62]&amp;[.A62]&amp;[.Q62]" office:value-type="string" office:string-value="fullgrid[6][7]=int(ent62.get())" calcext:value-type="string">
            <text:p>fullgrid[6][7]=int(ent62.get())</text:p>
          </table:table-cell>
        </table:table-row>
        <table:table-row table:style-name="ro1">
          <table:table-cell office:value-type="string" calcext:value-type="string">
            <text:p>ent63</text:p>
          </table:table-cell>
          <table:table-cell office:value-type="string" calcext:value-type="string">
            <text:p><text:s/>= Entry(win ,width=5)</text:p>
          </table:table-cell>
          <table:table-cell table:formula="of:=[.A63]&amp;[.B63]" office:value-type="string" office:string-value="ent63 = Entry(win ,width=5)" calcext:value-type="string">
            <text:p>ent63 = Entry(win ,width=5)</text:p>
          </table:table-cell>
          <table:table-cell office:value-type="string" calcext:value-type="string">
            <text:p>.grid(row=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column=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</text:p>
          </table:table-cell>
          <table:table-cell table:formula="of:=[.A63]&amp;[.D63]&amp;[.E63]&amp;[.F63]&amp;[.G63]&amp;[.H63]" office:value-type="string" office:string-value="ent63.grid(row=8,column=11)" calcext:value-type="string">
            <text:p>ent63.grid(row=8,column=11)</text:p>
          </table:table-cell>
          <table:table-cell/>
          <table:table-cell office:value-type="string" calcext:value-type="string">
            <text:p>fullgrid[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][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]=</text:p>
          </table:table-cell>
          <table:table-cell office:value-type="string" calcext:value-type="string">
            <text:p>int(</text:p>
          </table:table-cell>
          <table:table-cell office:value-type="string" calcext:value-type="string">
            <text:p>.get())</text:p>
          </table:table-cell>
          <table:table-cell table:formula="of:=[.K63]&amp;[.L63]&amp;[.M63]&amp;[.N63]&amp;[.O63]&amp;[.P63]&amp;[.A63]&amp;[.Q63]" office:value-type="string" office:string-value="fullgrid[6][8]=int(ent63.get())" calcext:value-type="string">
            <text:p>fullgrid[6][8]=int(ent63.get())</text:p>
          </table:table-cell>
        </table:table-row>
        <table:table-row table:style-name="ro1">
          <table:table-cell office:value-type="string" calcext:value-type="string">
            <text:p>ent64</text:p>
          </table:table-cell>
          <table:table-cell office:value-type="string" calcext:value-type="string">
            <text:p><text:s/>= Entry(win ,width=5)</text:p>
          </table:table-cell>
          <table:table-cell table:formula="of:=[.A64]&amp;[.B64]" office:value-type="string" office:string-value="ent64 = Entry(win ,width=5)" calcext:value-type="string">
            <text:p>ent64 = Entry(win ,width=5)</text:p>
          </table:table-cell>
          <table:table-cell office:value-type="string" calcext:value-type="string">
            <text:p>.grid(row=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column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table:formula="of:=[.A64]&amp;[.D64]&amp;[.E64]&amp;[.F64]&amp;[.G64]&amp;[.H64]" office:value-type="string" office:string-value="ent64.grid(row=9,column=1)" calcext:value-type="string">
            <text:p>ent64.grid(row=9,column=1)</text:p>
          </table:table-cell>
          <table:table-cell/>
          <table:table-cell office:value-type="string" calcext:value-type="string">
            <text:p>fullgrid[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][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]=</text:p>
          </table:table-cell>
          <table:table-cell office:value-type="string" calcext:value-type="string">
            <text:p>int(</text:p>
          </table:table-cell>
          <table:table-cell office:value-type="string" calcext:value-type="string">
            <text:p>.get())</text:p>
          </table:table-cell>
          <table:table-cell table:formula="of:=[.K64]&amp;[.L64]&amp;[.M64]&amp;[.N64]&amp;[.O64]&amp;[.P64]&amp;[.A64]&amp;[.Q64]" office:value-type="string" office:string-value="fullgrid[7][0]=int(ent64.get())" calcext:value-type="string">
            <text:p>fullgrid[7][0]=int(ent64.get())</text:p>
          </table:table-cell>
        </table:table-row>
        <table:table-row table:style-name="ro1">
          <table:table-cell office:value-type="string" calcext:value-type="string">
            <text:p>ent65</text:p>
          </table:table-cell>
          <table:table-cell office:value-type="string" calcext:value-type="string">
            <text:p><text:s/>= Entry(win ,width=5)</text:p>
          </table:table-cell>
          <table:table-cell table:formula="of:=[.A65]&amp;[.B65]" office:value-type="string" office:string-value="ent65 = Entry(win ,width=5)" calcext:value-type="string">
            <text:p>ent65 = Entry(win ,width=5)</text:p>
          </table:table-cell>
          <table:table-cell office:value-type="string" calcext:value-type="string">
            <text:p>.grid(row=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column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  <table:table-cell table:formula="of:=[.A65]&amp;[.D65]&amp;[.E65]&amp;[.F65]&amp;[.G65]&amp;[.H65]" office:value-type="string" office:string-value="ent65.grid(row=9,column=2)" calcext:value-type="string">
            <text:p>ent65.grid(row=9,column=2)</text:p>
          </table:table-cell>
          <table:table-cell/>
          <table:table-cell office:value-type="string" calcext:value-type="string">
            <text:p>fullgrid[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][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]=</text:p>
          </table:table-cell>
          <table:table-cell office:value-type="string" calcext:value-type="string">
            <text:p>int(</text:p>
          </table:table-cell>
          <table:table-cell office:value-type="string" calcext:value-type="string">
            <text:p>.get())</text:p>
          </table:table-cell>
          <table:table-cell table:formula="of:=[.K65]&amp;[.L65]&amp;[.M65]&amp;[.N65]&amp;[.O65]&amp;[.P65]&amp;[.A65]&amp;[.Q65]" office:value-type="string" office:string-value="fullgrid[7][1]=int(ent65.get())" calcext:value-type="string">
            <text:p>fullgrid[7][1]=int(ent65.get())</text:p>
          </table:table-cell>
        </table:table-row>
        <table:table-row table:style-name="ro1">
          <table:table-cell office:value-type="string" calcext:value-type="string">
            <text:p>ent66</text:p>
          </table:table-cell>
          <table:table-cell office:value-type="string" calcext:value-type="string">
            <text:p><text:s/>= Entry(win ,width=5)</text:p>
          </table:table-cell>
          <table:table-cell table:formula="of:=[.A66]&amp;[.B66]" office:value-type="string" office:string-value="ent66 = Entry(win ,width=5)" calcext:value-type="string">
            <text:p>ent66 = Entry(win ,width=5)</text:p>
          </table:table-cell>
          <table:table-cell office:value-type="string" calcext:value-type="string">
            <text:p>.grid(row=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column=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 table:formula="of:=[.A66]&amp;[.D66]&amp;[.E66]&amp;[.F66]&amp;[.G66]&amp;[.H66]" office:value-type="string" office:string-value="ent66.grid(row=9,column=3)" calcext:value-type="string">
            <text:p>ent66.grid(row=9,column=3)</text:p>
          </table:table-cell>
          <table:table-cell/>
          <table:table-cell office:value-type="string" calcext:value-type="string">
            <text:p>fullgrid[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][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]=</text:p>
          </table:table-cell>
          <table:table-cell office:value-type="string" calcext:value-type="string">
            <text:p>int(</text:p>
          </table:table-cell>
          <table:table-cell office:value-type="string" calcext:value-type="string">
            <text:p>.get())</text:p>
          </table:table-cell>
          <table:table-cell table:formula="of:=[.K66]&amp;[.L66]&amp;[.M66]&amp;[.N66]&amp;[.O66]&amp;[.P66]&amp;[.A66]&amp;[.Q66]" office:value-type="string" office:string-value="fullgrid[7][2]=int(ent66.get())" calcext:value-type="string">
            <text:p>fullgrid[7][2]=int(ent66.get())</text:p>
          </table:table-cell>
        </table:table-row>
        <table:table-row table:style-name="ro1">
          <table:table-cell office:value-type="string" calcext:value-type="string">
            <text:p>ent67</text:p>
          </table:table-cell>
          <table:table-cell office:value-type="string" calcext:value-type="string">
            <text:p><text:s/>= Entry(win ,width=5)</text:p>
          </table:table-cell>
          <table:table-cell table:formula="of:=[.A67]&amp;[.B67]" office:value-type="string" office:string-value="ent67 = Entry(win ,width=5)" calcext:value-type="string">
            <text:p>ent67 = Entry(win ,width=5)</text:p>
          </table:table-cell>
          <table:table-cell office:value-type="string" calcext:value-type="string">
            <text:p>.grid(row=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column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</text:p>
          </table:table-cell>
          <table:table-cell table:formula="of:=[.A67]&amp;[.D67]&amp;[.E67]&amp;[.F67]&amp;[.G67]&amp;[.H67]" office:value-type="string" office:string-value="ent67.grid(row=9,column=5)" calcext:value-type="string">
            <text:p>ent67.grid(row=9,column=5)</text:p>
          </table:table-cell>
          <table:table-cell/>
          <table:table-cell office:value-type="string" calcext:value-type="string">
            <text:p>fullgrid[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][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]=</text:p>
          </table:table-cell>
          <table:table-cell office:value-type="string" calcext:value-type="string">
            <text:p>int(</text:p>
          </table:table-cell>
          <table:table-cell office:value-type="string" calcext:value-type="string">
            <text:p>.get())</text:p>
          </table:table-cell>
          <table:table-cell table:formula="of:=[.K67]&amp;[.L67]&amp;[.M67]&amp;[.N67]&amp;[.O67]&amp;[.P67]&amp;[.A67]&amp;[.Q67]" office:value-type="string" office:string-value="fullgrid[7][3]=int(ent67.get())" calcext:value-type="string">
            <text:p>fullgrid[7][3]=int(ent67.get())</text:p>
          </table:table-cell>
        </table:table-row>
        <table:table-row table:style-name="ro1">
          <table:table-cell office:value-type="string" calcext:value-type="string">
            <text:p>ent68</text:p>
          </table:table-cell>
          <table:table-cell office:value-type="string" calcext:value-type="string">
            <text:p><text:s/>= Entry(win ,width=5)</text:p>
          </table:table-cell>
          <table:table-cell table:formula="of:=[.A68]&amp;[.B68]" office:value-type="string" office:string-value="ent68 = Entry(win ,width=5)" calcext:value-type="string">
            <text:p>ent68 = Entry(win ,width=5)</text:p>
          </table:table-cell>
          <table:table-cell office:value-type="string" calcext:value-type="string">
            <text:p>.grid(row=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column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</text:p>
          </table:table-cell>
          <table:table-cell table:formula="of:=[.A68]&amp;[.D68]&amp;[.E68]&amp;[.F68]&amp;[.G68]&amp;[.H68]" office:value-type="string" office:string-value="ent68.grid(row=9,column=6)" calcext:value-type="string">
            <text:p>ent68.grid(row=9,column=6)</text:p>
          </table:table-cell>
          <table:table-cell/>
          <table:table-cell office:value-type="string" calcext:value-type="string">
            <text:p>fullgrid[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][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]=</text:p>
          </table:table-cell>
          <table:table-cell office:value-type="string" calcext:value-type="string">
            <text:p>int(</text:p>
          </table:table-cell>
          <table:table-cell office:value-type="string" calcext:value-type="string">
            <text:p>.get())</text:p>
          </table:table-cell>
          <table:table-cell table:formula="of:=[.K68]&amp;[.L68]&amp;[.M68]&amp;[.N68]&amp;[.O68]&amp;[.P68]&amp;[.A68]&amp;[.Q68]" office:value-type="string" office:string-value="fullgrid[7][4]=int(ent68.get())" calcext:value-type="string">
            <text:p>fullgrid[7][4]=int(ent68.get())</text:p>
          </table:table-cell>
        </table:table-row>
        <table:table-row table:style-name="ro1">
          <table:table-cell office:value-type="string" calcext:value-type="string">
            <text:p>ent69</text:p>
          </table:table-cell>
          <table:table-cell office:value-type="string" calcext:value-type="string">
            <text:p><text:s/>= Entry(win ,width=5)</text:p>
          </table:table-cell>
          <table:table-cell table:formula="of:=[.A69]&amp;[.B69]" office:value-type="string" office:string-value="ent69 = Entry(win ,width=5)" calcext:value-type="string">
            <text:p>ent69 = Entry(win ,width=5)</text:p>
          </table:table-cell>
          <table:table-cell office:value-type="string" calcext:value-type="string">
            <text:p>.grid(row=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column=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</text:p>
          </table:table-cell>
          <table:table-cell table:formula="of:=[.A69]&amp;[.D69]&amp;[.E69]&amp;[.F69]&amp;[.G69]&amp;[.H69]" office:value-type="string" office:string-value="ent69.grid(row=9,column=7)" calcext:value-type="string">
            <text:p>ent69.grid(row=9,column=7)</text:p>
          </table:table-cell>
          <table:table-cell/>
          <table:table-cell office:value-type="string" calcext:value-type="string">
            <text:p>fullgrid[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][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]=</text:p>
          </table:table-cell>
          <table:table-cell office:value-type="string" calcext:value-type="string">
            <text:p>int(</text:p>
          </table:table-cell>
          <table:table-cell office:value-type="string" calcext:value-type="string">
            <text:p>.get())</text:p>
          </table:table-cell>
          <table:table-cell table:formula="of:=[.K69]&amp;[.L69]&amp;[.M69]&amp;[.N69]&amp;[.O69]&amp;[.P69]&amp;[.A69]&amp;[.Q69]" office:value-type="string" office:string-value="fullgrid[7][5]=int(ent69.get())" calcext:value-type="string">
            <text:p>fullgrid[7][5]=int(ent69.get())</text:p>
          </table:table-cell>
        </table:table-row>
        <table:table-row table:style-name="ro1">
          <table:table-cell office:value-type="string" calcext:value-type="string">
            <text:p>ent70</text:p>
          </table:table-cell>
          <table:table-cell office:value-type="string" calcext:value-type="string">
            <text:p><text:s/>= Entry(win ,width=5)</text:p>
          </table:table-cell>
          <table:table-cell table:formula="of:=[.A70]&amp;[.B70]" office:value-type="string" office:string-value="ent70 = Entry(win ,width=5)" calcext:value-type="string">
            <text:p>ent70 = Entry(win ,width=5)</text:p>
          </table:table-cell>
          <table:table-cell office:value-type="string" calcext:value-type="string">
            <text:p>.grid(row=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column=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</text:p>
          </table:table-cell>
          <table:table-cell table:formula="of:=[.A70]&amp;[.D70]&amp;[.E70]&amp;[.F70]&amp;[.G70]&amp;[.H70]" office:value-type="string" office:string-value="ent70.grid(row=9,column=9)" calcext:value-type="string">
            <text:p>ent70.grid(row=9,column=9)</text:p>
          </table:table-cell>
          <table:table-cell/>
          <table:table-cell office:value-type="string" calcext:value-type="string">
            <text:p>fullgrid[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][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]=</text:p>
          </table:table-cell>
          <table:table-cell office:value-type="string" calcext:value-type="string">
            <text:p>int(</text:p>
          </table:table-cell>
          <table:table-cell office:value-type="string" calcext:value-type="string">
            <text:p>.get())</text:p>
          </table:table-cell>
          <table:table-cell table:formula="of:=[.K70]&amp;[.L70]&amp;[.M70]&amp;[.N70]&amp;[.O70]&amp;[.P70]&amp;[.A70]&amp;[.Q70]" office:value-type="string" office:string-value="fullgrid[7][6]=int(ent70.get())" calcext:value-type="string">
            <text:p>fullgrid[7][6]=int(ent70.get())</text:p>
          </table:table-cell>
        </table:table-row>
        <table:table-row table:style-name="ro1">
          <table:table-cell office:value-type="string" calcext:value-type="string">
            <text:p>ent71</text:p>
          </table:table-cell>
          <table:table-cell office:value-type="string" calcext:value-type="string">
            <text:p><text:s/>= Entry(win ,width=5)</text:p>
          </table:table-cell>
          <table:table-cell table:formula="of:=[.A71]&amp;[.B71]" office:value-type="string" office:string-value="ent71 = Entry(win ,width=5)" calcext:value-type="string">
            <text:p>ent71 = Entry(win ,width=5)</text:p>
          </table:table-cell>
          <table:table-cell office:value-type="string" calcext:value-type="string">
            <text:p>.grid(row=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column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</text:p>
          </table:table-cell>
          <table:table-cell table:formula="of:=[.A71]&amp;[.D71]&amp;[.E71]&amp;[.F71]&amp;[.G71]&amp;[.H71]" office:value-type="string" office:string-value="ent71.grid(row=9,column=10)" calcext:value-type="string">
            <text:p>ent71.grid(row=9,column=10)</text:p>
          </table:table-cell>
          <table:table-cell/>
          <table:table-cell office:value-type="string" calcext:value-type="string">
            <text:p>fullgrid[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][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]=</text:p>
          </table:table-cell>
          <table:table-cell office:value-type="string" calcext:value-type="string">
            <text:p>int(</text:p>
          </table:table-cell>
          <table:table-cell office:value-type="string" calcext:value-type="string">
            <text:p>.get())</text:p>
          </table:table-cell>
          <table:table-cell table:formula="of:=[.K71]&amp;[.L71]&amp;[.M71]&amp;[.N71]&amp;[.O71]&amp;[.P71]&amp;[.A71]&amp;[.Q71]" office:value-type="string" office:string-value="fullgrid[7][7]=int(ent71.get())" calcext:value-type="string">
            <text:p>fullgrid[7][7]=int(ent71.get())</text:p>
          </table:table-cell>
        </table:table-row>
        <table:table-row table:style-name="ro1">
          <table:table-cell office:value-type="string" calcext:value-type="string">
            <text:p>ent72</text:p>
          </table:table-cell>
          <table:table-cell office:value-type="string" calcext:value-type="string">
            <text:p><text:s/>= Entry(win ,width=5)</text:p>
          </table:table-cell>
          <table:table-cell table:formula="of:=[.A72]&amp;[.B72]" office:value-type="string" office:string-value="ent72 = Entry(win ,width=5)" calcext:value-type="string">
            <text:p>ent72 = Entry(win ,width=5)</text:p>
          </table:table-cell>
          <table:table-cell office:value-type="string" calcext:value-type="string">
            <text:p>.grid(row=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column=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</text:p>
          </table:table-cell>
          <table:table-cell table:formula="of:=[.A72]&amp;[.D72]&amp;[.E72]&amp;[.F72]&amp;[.G72]&amp;[.H72]" office:value-type="string" office:string-value="ent72.grid(row=9,column=11)" calcext:value-type="string">
            <text:p>ent72.grid(row=9,column=11)</text:p>
          </table:table-cell>
          <table:table-cell/>
          <table:table-cell office:value-type="string" calcext:value-type="string">
            <text:p>fullgrid[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][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]=</text:p>
          </table:table-cell>
          <table:table-cell office:value-type="string" calcext:value-type="string">
            <text:p>int(</text:p>
          </table:table-cell>
          <table:table-cell office:value-type="string" calcext:value-type="string">
            <text:p>.get())</text:p>
          </table:table-cell>
          <table:table-cell table:formula="of:=[.K72]&amp;[.L72]&amp;[.M72]&amp;[.N72]&amp;[.O72]&amp;[.P72]&amp;[.A72]&amp;[.Q72]" office:value-type="string" office:string-value="fullgrid[7][8]=int(ent72.get())" calcext:value-type="string">
            <text:p>fullgrid[7][8]=int(ent72.get())</text:p>
          </table:table-cell>
        </table:table-row>
        <table:table-row table:style-name="ro1">
          <table:table-cell office:value-type="string" calcext:value-type="string">
            <text:p>ent73</text:p>
          </table:table-cell>
          <table:table-cell office:value-type="string" calcext:value-type="string">
            <text:p><text:s/>= Entry(win ,width=5)</text:p>
          </table:table-cell>
          <table:table-cell table:formula="of:=[.A73]&amp;[.B73]" office:value-type="string" office:string-value="ent73 = Entry(win ,width=5)" calcext:value-type="string">
            <text:p>ent73 = Entry(win ,width=5)</text:p>
          </table:table-cell>
          <table:table-cell office:value-type="string" calcext:value-type="string">
            <text:p>.grid(row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column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table:formula="of:=[.A73]&amp;[.D73]&amp;[.E73]&amp;[.F73]&amp;[.G73]&amp;[.H73]" office:value-type="string" office:string-value="ent73.grid(row=10,column=1)" calcext:value-type="string">
            <text:p>ent73.grid(row=10,column=1)</text:p>
          </table:table-cell>
          <table:table-cell/>
          <table:table-cell office:value-type="string" calcext:value-type="string">
            <text:p>fullgrid[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][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]=</text:p>
          </table:table-cell>
          <table:table-cell office:value-type="string" calcext:value-type="string">
            <text:p>int(</text:p>
          </table:table-cell>
          <table:table-cell office:value-type="string" calcext:value-type="string">
            <text:p>.get())</text:p>
          </table:table-cell>
          <table:table-cell table:formula="of:=[.K73]&amp;[.L73]&amp;[.M73]&amp;[.N73]&amp;[.O73]&amp;[.P73]&amp;[.A73]&amp;[.Q73]" office:value-type="string" office:string-value="fullgrid[8][0]=int(ent73.get())" calcext:value-type="string">
            <text:p>fullgrid[8][0]=int(ent73.get())</text:p>
          </table:table-cell>
        </table:table-row>
        <table:table-row table:style-name="ro1">
          <table:table-cell office:value-type="string" calcext:value-type="string">
            <text:p>ent74</text:p>
          </table:table-cell>
          <table:table-cell office:value-type="string" calcext:value-type="string">
            <text:p><text:s/>= Entry(win ,width=5)</text:p>
          </table:table-cell>
          <table:table-cell table:formula="of:=[.A74]&amp;[.B74]" office:value-type="string" office:string-value="ent74 = Entry(win ,width=5)" calcext:value-type="string">
            <text:p>ent74 = Entry(win ,width=5)</text:p>
          </table:table-cell>
          <table:table-cell office:value-type="string" calcext:value-type="string">
            <text:p>.grid(row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column=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</text:p>
          </table:table-cell>
          <table:table-cell table:formula="of:=[.A74]&amp;[.D74]&amp;[.E74]&amp;[.F74]&amp;[.G74]&amp;[.H74]" office:value-type="string" office:string-value="ent74.grid(row=10,column=2)" calcext:value-type="string">
            <text:p>ent74.grid(row=10,column=2)</text:p>
          </table:table-cell>
          <table:table-cell/>
          <table:table-cell office:value-type="string" calcext:value-type="string">
            <text:p>fullgrid[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][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]=</text:p>
          </table:table-cell>
          <table:table-cell office:value-type="string" calcext:value-type="string">
            <text:p>int(</text:p>
          </table:table-cell>
          <table:table-cell office:value-type="string" calcext:value-type="string">
            <text:p>.get())</text:p>
          </table:table-cell>
          <table:table-cell table:formula="of:=[.K74]&amp;[.L74]&amp;[.M74]&amp;[.N74]&amp;[.O74]&amp;[.P74]&amp;[.A74]&amp;[.Q74]" office:value-type="string" office:string-value="fullgrid[8][1]=int(ent74.get())" calcext:value-type="string">
            <text:p>fullgrid[8][1]=int(ent74.get())</text:p>
          </table:table-cell>
        </table:table-row>
        <table:table-row table:style-name="ro1">
          <table:table-cell office:value-type="string" calcext:value-type="string">
            <text:p>ent75</text:p>
          </table:table-cell>
          <table:table-cell office:value-type="string" calcext:value-type="string">
            <text:p><text:s/>= Entry(win ,width=5)</text:p>
          </table:table-cell>
          <table:table-cell table:formula="of:=[.A75]&amp;[.B75]" office:value-type="string" office:string-value="ent75 = Entry(win ,width=5)" calcext:value-type="string">
            <text:p>ent75 = Entry(win ,width=5)</text:p>
          </table:table-cell>
          <table:table-cell office:value-type="string" calcext:value-type="string">
            <text:p>.grid(row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column=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 table:formula="of:=[.A75]&amp;[.D75]&amp;[.E75]&amp;[.F75]&amp;[.G75]&amp;[.H75]" office:value-type="string" office:string-value="ent75.grid(row=10,column=3)" calcext:value-type="string">
            <text:p>ent75.grid(row=10,column=3)</text:p>
          </table:table-cell>
          <table:table-cell/>
          <table:table-cell office:value-type="string" calcext:value-type="string">
            <text:p>fullgrid[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][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]=</text:p>
          </table:table-cell>
          <table:table-cell office:value-type="string" calcext:value-type="string">
            <text:p>int(</text:p>
          </table:table-cell>
          <table:table-cell office:value-type="string" calcext:value-type="string">
            <text:p>.get())</text:p>
          </table:table-cell>
          <table:table-cell table:formula="of:=[.K75]&amp;[.L75]&amp;[.M75]&amp;[.N75]&amp;[.O75]&amp;[.P75]&amp;[.A75]&amp;[.Q75]" office:value-type="string" office:string-value="fullgrid[8][2]=int(ent75.get())" calcext:value-type="string">
            <text:p>fullgrid[8][2]=int(ent75.get())</text:p>
          </table:table-cell>
        </table:table-row>
        <table:table-row table:style-name="ro1">
          <table:table-cell office:value-type="string" calcext:value-type="string">
            <text:p>ent76</text:p>
          </table:table-cell>
          <table:table-cell office:value-type="string" calcext:value-type="string">
            <text:p><text:s/>= Entry(win ,width=5)</text:p>
          </table:table-cell>
          <table:table-cell table:formula="of:=[.A76]&amp;[.B76]" office:value-type="string" office:string-value="ent76 = Entry(win ,width=5)" calcext:value-type="string">
            <text:p>ent76 = Entry(win ,width=5)</text:p>
          </table:table-cell>
          <table:table-cell office:value-type="string" calcext:value-type="string">
            <text:p>.grid(row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column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</text:p>
          </table:table-cell>
          <table:table-cell table:formula="of:=[.A76]&amp;[.D76]&amp;[.E76]&amp;[.F76]&amp;[.G76]&amp;[.H76]" office:value-type="string" office:string-value="ent76.grid(row=10,column=5)" calcext:value-type="string">
            <text:p>ent76.grid(row=10,column=5)</text:p>
          </table:table-cell>
          <table:table-cell/>
          <table:table-cell office:value-type="string" calcext:value-type="string">
            <text:p>fullgrid[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][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]=</text:p>
          </table:table-cell>
          <table:table-cell office:value-type="string" calcext:value-type="string">
            <text:p>int(</text:p>
          </table:table-cell>
          <table:table-cell office:value-type="string" calcext:value-type="string">
            <text:p>.get())</text:p>
          </table:table-cell>
          <table:table-cell table:formula="of:=[.K76]&amp;[.L76]&amp;[.M76]&amp;[.N76]&amp;[.O76]&amp;[.P76]&amp;[.A76]&amp;[.Q76]" office:value-type="string" office:string-value="fullgrid[8][3]=int(ent76.get())" calcext:value-type="string">
            <text:p>fullgrid[8][3]=int(ent76.get())</text:p>
          </table:table-cell>
        </table:table-row>
        <table:table-row table:style-name="ro1">
          <table:table-cell office:value-type="string" calcext:value-type="string">
            <text:p>ent77</text:p>
          </table:table-cell>
          <table:table-cell office:value-type="string" calcext:value-type="string">
            <text:p><text:s/>= Entry(win ,width=5)</text:p>
          </table:table-cell>
          <table:table-cell table:formula="of:=[.A77]&amp;[.B77]" office:value-type="string" office:string-value="ent77 = Entry(win ,width=5)" calcext:value-type="string">
            <text:p>ent77 = Entry(win ,width=5)</text:p>
          </table:table-cell>
          <table:table-cell office:value-type="string" calcext:value-type="string">
            <text:p>.grid(row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column=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</text:p>
          </table:table-cell>
          <table:table-cell table:formula="of:=[.A77]&amp;[.D77]&amp;[.E77]&amp;[.F77]&amp;[.G77]&amp;[.H77]" office:value-type="string" office:string-value="ent77.grid(row=10,column=6)" calcext:value-type="string">
            <text:p>ent77.grid(row=10,column=6)</text:p>
          </table:table-cell>
          <table:table-cell/>
          <table:table-cell office:value-type="string" calcext:value-type="string">
            <text:p>fullgrid[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][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]=</text:p>
          </table:table-cell>
          <table:table-cell office:value-type="string" calcext:value-type="string">
            <text:p>int(</text:p>
          </table:table-cell>
          <table:table-cell office:value-type="string" calcext:value-type="string">
            <text:p>.get())</text:p>
          </table:table-cell>
          <table:table-cell table:formula="of:=[.K77]&amp;[.L77]&amp;[.M77]&amp;[.N77]&amp;[.O77]&amp;[.P77]&amp;[.A77]&amp;[.Q77]" office:value-type="string" office:string-value="fullgrid[8][4]=int(ent77.get())" calcext:value-type="string">
            <text:p>fullgrid[8][4]=int(ent77.get())</text:p>
          </table:table-cell>
        </table:table-row>
        <table:table-row table:style-name="ro1">
          <table:table-cell office:value-type="string" calcext:value-type="string">
            <text:p>ent78</text:p>
          </table:table-cell>
          <table:table-cell office:value-type="string" calcext:value-type="string">
            <text:p><text:s/>= Entry(win ,width=5)</text:p>
          </table:table-cell>
          <table:table-cell table:formula="of:=[.A78]&amp;[.B78]" office:value-type="string" office:string-value="ent78 = Entry(win ,width=5)" calcext:value-type="string">
            <text:p>ent78 = Entry(win ,width=5)</text:p>
          </table:table-cell>
          <table:table-cell office:value-type="string" calcext:value-type="string">
            <text:p>.grid(row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column=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</text:p>
          </table:table-cell>
          <table:table-cell table:formula="of:=[.A78]&amp;[.D78]&amp;[.E78]&amp;[.F78]&amp;[.G78]&amp;[.H78]" office:value-type="string" office:string-value="ent78.grid(row=10,column=7)" calcext:value-type="string">
            <text:p>ent78.grid(row=10,column=7)</text:p>
          </table:table-cell>
          <table:table-cell/>
          <table:table-cell office:value-type="string" calcext:value-type="string">
            <text:p>fullgrid[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][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]=</text:p>
          </table:table-cell>
          <table:table-cell office:value-type="string" calcext:value-type="string">
            <text:p>int(</text:p>
          </table:table-cell>
          <table:table-cell office:value-type="string" calcext:value-type="string">
            <text:p>.get())</text:p>
          </table:table-cell>
          <table:table-cell table:formula="of:=[.K78]&amp;[.L78]&amp;[.M78]&amp;[.N78]&amp;[.O78]&amp;[.P78]&amp;[.A78]&amp;[.Q78]" office:value-type="string" office:string-value="fullgrid[8][5]=int(ent78.get())" calcext:value-type="string">
            <text:p>fullgrid[8][5]=int(ent78.get())</text:p>
          </table:table-cell>
        </table:table-row>
        <table:table-row table:style-name="ro1">
          <table:table-cell office:value-type="string" calcext:value-type="string">
            <text:p>ent79</text:p>
          </table:table-cell>
          <table:table-cell office:value-type="string" calcext:value-type="string">
            <text:p><text:s/>= Entry(win ,width=5)</text:p>
          </table:table-cell>
          <table:table-cell table:formula="of:=[.A79]&amp;[.B79]" office:value-type="string" office:string-value="ent79 = Entry(win ,width=5)" calcext:value-type="string">
            <text:p>ent79 = Entry(win ,width=5)</text:p>
          </table:table-cell>
          <table:table-cell office:value-type="string" calcext:value-type="string">
            <text:p>.grid(row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column=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</text:p>
          </table:table-cell>
          <table:table-cell table:formula="of:=[.A79]&amp;[.D79]&amp;[.E79]&amp;[.F79]&amp;[.G79]&amp;[.H79]" office:value-type="string" office:string-value="ent79.grid(row=10,column=9)" calcext:value-type="string">
            <text:p>ent79.grid(row=10,column=9)</text:p>
          </table:table-cell>
          <table:table-cell/>
          <table:table-cell office:value-type="string" calcext:value-type="string">
            <text:p>fullgrid[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][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]=</text:p>
          </table:table-cell>
          <table:table-cell office:value-type="string" calcext:value-type="string">
            <text:p>int(</text:p>
          </table:table-cell>
          <table:table-cell office:value-type="string" calcext:value-type="string">
            <text:p>.get())</text:p>
          </table:table-cell>
          <table:table-cell table:formula="of:=[.K79]&amp;[.L79]&amp;[.M79]&amp;[.N79]&amp;[.O79]&amp;[.P79]&amp;[.A79]&amp;[.Q79]" office:value-type="string" office:string-value="fullgrid[8][6]=int(ent79.get())" calcext:value-type="string">
            <text:p>fullgrid[8][6]=int(ent79.get())</text:p>
          </table:table-cell>
        </table:table-row>
        <table:table-row table:style-name="ro1">
          <table:table-cell office:value-type="string" calcext:value-type="string">
            <text:p>ent80</text:p>
          </table:table-cell>
          <table:table-cell office:value-type="string" calcext:value-type="string">
            <text:p><text:s/>= Entry(win ,width=5)</text:p>
          </table:table-cell>
          <table:table-cell table:formula="of:=[.A80]&amp;[.B80]" office:value-type="string" office:string-value="ent80 = Entry(win ,width=5)" calcext:value-type="string">
            <text:p>ent80 = Entry(win ,width=5)</text:p>
          </table:table-cell>
          <table:table-cell office:value-type="string" calcext:value-type="string">
            <text:p>.grid(row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column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</text:p>
          </table:table-cell>
          <table:table-cell table:formula="of:=[.A80]&amp;[.D80]&amp;[.E80]&amp;[.F80]&amp;[.G80]&amp;[.H80]" office:value-type="string" office:string-value="ent80.grid(row=10,column=10)" calcext:value-type="string">
            <text:p>ent80.grid(row=10,column=10)</text:p>
          </table:table-cell>
          <table:table-cell/>
          <table:table-cell office:value-type="string" calcext:value-type="string">
            <text:p>fullgrid[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][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]=</text:p>
          </table:table-cell>
          <table:table-cell office:value-type="string" calcext:value-type="string">
            <text:p>int(</text:p>
          </table:table-cell>
          <table:table-cell office:value-type="string" calcext:value-type="string">
            <text:p>.get())</text:p>
          </table:table-cell>
          <table:table-cell table:formula="of:=[.K80]&amp;[.L80]&amp;[.M80]&amp;[.N80]&amp;[.O80]&amp;[.P80]&amp;[.A80]&amp;[.Q80]" office:value-type="string" office:string-value="fullgrid[8][7]=int(ent80.get())" calcext:value-type="string">
            <text:p>fullgrid[8][7]=int(ent80.get())</text:p>
          </table:table-cell>
        </table:table-row>
        <table:table-row table:style-name="ro1">
          <table:table-cell office:value-type="string" calcext:value-type="string">
            <text:p>ent81</text:p>
          </table:table-cell>
          <table:table-cell office:value-type="string" calcext:value-type="string">
            <text:p><text:s/>= Entry(win ,width=5)</text:p>
          </table:table-cell>
          <table:table-cell table:formula="of:=[.A81]&amp;[.B81]" office:value-type="string" office:string-value="ent81 = Entry(win ,width=5)" calcext:value-type="string">
            <text:p>ent81 = Entry(win ,width=5)</text:p>
          </table:table-cell>
          <table:table-cell office:value-type="string" calcext:value-type="string">
            <text:p>.grid(row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column=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</text:p>
          </table:table-cell>
          <table:table-cell table:formula="of:=[.A81]&amp;[.D81]&amp;[.E81]&amp;[.F81]&amp;[.G81]&amp;[.H81]" office:value-type="string" office:string-value="ent81.grid(row=10,column=11)" calcext:value-type="string">
            <text:p>ent81.grid(row=10,column=11)</text:p>
          </table:table-cell>
          <table:table-cell/>
          <table:table-cell office:value-type="string" calcext:value-type="string">
            <text:p>fullgrid[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][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]=</text:p>
          </table:table-cell>
          <table:table-cell office:value-type="string" calcext:value-type="string">
            <text:p>int(</text:p>
          </table:table-cell>
          <table:table-cell office:value-type="string" calcext:value-type="string">
            <text:p>.get())</text:p>
          </table:table-cell>
          <table:table-cell table:formula="of:=[.K81]&amp;[.L81]&amp;[.M81]&amp;[.N81]&amp;[.O81]&amp;[.P81]&amp;[.A81]&amp;[.Q81]" office:value-type="string" office:string-value="fullgrid[8][8]=int(ent81.get())" calcext:value-type="string">
            <text:p>fullgrid[8][8]=int(ent81.get())</text:p>
          </table:table-cell>
        </table:table-row>
      </table:table>
      <table:table table:name="Bileog2" table:style-name="ta1">
        <table:table-column table:style-name="co9" table:default-cell-style-name="Default"/>
        <table:table-column table:style-name="co15" table:default-cell-style-name="Default"/>
        <table:table-column table:style-name="co9" table:number-columns-repeated="6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:frame.pack(x=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y=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[.A1]&amp;[.B1]&amp;[.C1]&amp;[.D1]&amp;[.E1]&amp;[.F1]" office:value-type="string" office:string-value="0:frame.pack(x=0,y=0)," calcext:value-type="string">
            <text:p>0:frame.pack(x=0,y=0),</text:p>
          </table:table-cell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:frame.pack(x=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y=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[.A2]&amp;[.B2]&amp;[.C2]&amp;[.D2]&amp;[.E2]&amp;[.F2]" office:value-type="string" office:string-value="1:frame.pack(x=50,y=0)," calcext:value-type="string">
            <text:p>1:frame.pack(x=50,y=0),</text:p>
          </table:table-cell>
          <table:table-cell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:frame.pack(x=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y=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[.A3]&amp;[.B3]&amp;[.C3]&amp;[.D3]&amp;[.E3]&amp;[.F3]" office:value-type="string" office:string-value="2:frame.pack(x=100,y=0)," calcext:value-type="string">
            <text:p>2:frame.pack(x=100,y=0),</text:p>
          </table:table-cell>
          <table:table-cell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:frame.pack(x=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y=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),</text:p>
          </table:table-cell>
          <table:table-cell table:formula="of:=[.A4]&amp;[.B4]&amp;[.C4]&amp;[.D4]&amp;[.E4]&amp;[.F4]" office:value-type="string" office:string-value="3:frame.pack(x=0,y=30)," calcext:value-type="string">
            <text:p>3:frame.pack(x=0,y=30),</text:p>
          </table:table-cell>
          <table:table-cell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:frame.pack(x=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y=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),</text:p>
          </table:table-cell>
          <table:table-cell table:formula="of:=[.A5]&amp;[.B5]&amp;[.C5]&amp;[.D5]&amp;[.E5]&amp;[.F5]" office:value-type="string" office:string-value="4:frame.pack(x=50,y=30)," calcext:value-type="string">
            <text:p>4:frame.pack(x=50,y=30),</text:p>
          </table:table-cell>
          <table:table-cell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:frame.pack(x=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y=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),</text:p>
          </table:table-cell>
          <table:table-cell table:formula="of:=[.A6]&amp;[.B6]&amp;[.C6]&amp;[.D6]&amp;[.E6]&amp;[.F6]" office:value-type="string" office:string-value="5:frame.pack(x=100,y=30)," calcext:value-type="string">
            <text:p>5:frame.pack(x=100,y=30),</text:p>
          </table:table-cell>
          <table:table-cell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:frame.pack(x=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y=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),</text:p>
          </table:table-cell>
          <table:table-cell table:formula="of:=[.A7]&amp;[.B7]&amp;[.C7]&amp;[.D7]&amp;[.E7]&amp;[.F7]" office:value-type="string" office:string-value="6:frame.pack(x=0,y=60)," calcext:value-type="string">
            <text:p>6:frame.pack(x=0,y=60),</text:p>
          </table:table-cell>
          <table:table-cell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:frame.pack(x=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y=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),</text:p>
          </table:table-cell>
          <table:table-cell table:formula="of:=[.A8]&amp;[.B8]&amp;[.C8]&amp;[.D8]&amp;[.E8]&amp;[.F8]" office:value-type="string" office:string-value="7:frame.pack(x=50,y=60)," calcext:value-type="string">
            <text:p>7:frame.pack(x=50,y=60),</text:p>
          </table:table-cell>
          <table:table-cell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:frame.pack(x=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y=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),</text:p>
          </table:table-cell>
          <table:table-cell table:formula="of:=[.A9]&amp;[.B9]&amp;[.C9]&amp;[.D9]&amp;[.E9]&amp;[.F9]" office:value-type="string" office:string-value="8:frame.pack(x=100,y=60)," calcext:value-type="string">
            <text:p>8:frame.pack(x=100,y=60),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f i == 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: frame.place(x=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y=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formula="of:=[.A11]&amp;[.B11]&amp;[.C11]&amp;[.D11]&amp;[.E11]&amp;[.F11]&amp;[.G11]" office:value-type="string" office:string-value="if i == 0: frame.place(x=0,y=0)" calcext:value-type="string">
            <text:p>if i == 0: frame.place(x=0,y=0)</text:p>
          </table:table-cell>
        </table:table-row>
        <table:table-row table:style-name="ro1">
          <table:table-cell office:value-type="string" calcext:value-type="string">
            <text:p>elif i == 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: frame.place(x=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,y=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formula="of:=[.A12]&amp;[.B12]&amp;[.C12]&amp;[.D12]&amp;[.E12]&amp;[.F12]&amp;[.G12]" office:value-type="string" office:string-value="elif i == 1: frame.place(x=250,y=0)" calcext:value-type="string">
            <text:p>elif i == 1: frame.place(x=250,y=0)</text:p>
          </table:table-cell>
        </table:table-row>
        <table:table-row table:style-name="ro1">
          <table:table-cell office:value-type="string" calcext:value-type="string">
            <text:p>elif i == 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: frame.place(x=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,y=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formula="of:=[.A13]&amp;[.B13]&amp;[.C13]&amp;[.D13]&amp;[.E13]&amp;[.F13]&amp;[.G13]" office:value-type="string" office:string-value="elif i == 2: frame.place(x=500,y=0)" calcext:value-type="string">
            <text:p>elif i == 2: frame.place(x=500,y=0)</text:p>
          </table:table-cell>
        </table:table-row>
        <table:table-row table:style-name="ro1">
          <table:table-cell office:value-type="string" calcext:value-type="string">
            <text:p>elif i == 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: frame.place(x=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y=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)</text:p>
          </table:table-cell>
          <table:table-cell table:formula="of:=[.A14]&amp;[.B14]&amp;[.C14]&amp;[.D14]&amp;[.E14]&amp;[.F14]&amp;[.G14]" office:value-type="string" office:string-value="elif i == 3: frame.place(x=0,y=30)" calcext:value-type="string">
            <text:p>elif i == 3: frame.place(x=0,y=30)</text:p>
          </table:table-cell>
        </table:table-row>
        <table:table-row table:style-name="ro1">
          <table:table-cell office:value-type="string" calcext:value-type="string">
            <text:p>elif i == 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: frame.place(x=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,y=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)</text:p>
          </table:table-cell>
          <table:table-cell table:formula="of:=[.A15]&amp;[.B15]&amp;[.C15]&amp;[.D15]&amp;[.E15]&amp;[.F15]&amp;[.G15]" office:value-type="string" office:string-value="elif i == 4: frame.place(x=250,y=30)" calcext:value-type="string">
            <text:p>elif i == 4: frame.place(x=250,y=30)</text:p>
          </table:table-cell>
        </table:table-row>
        <table:table-row table:style-name="ro1">
          <table:table-cell office:value-type="string" calcext:value-type="string">
            <text:p>elif i == 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: frame.place(x=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,y=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)</text:p>
          </table:table-cell>
          <table:table-cell table:formula="of:=[.A16]&amp;[.B16]&amp;[.C16]&amp;[.D16]&amp;[.E16]&amp;[.F16]&amp;[.G16]" office:value-type="string" office:string-value="elif i == 5: frame.place(x=500,y=30)" calcext:value-type="string">
            <text:p>elif i == 5: frame.place(x=500,y=30)</text:p>
          </table:table-cell>
        </table:table-row>
        <table:table-row table:style-name="ro1">
          <table:table-cell office:value-type="string" calcext:value-type="string">
            <text:p>elif i == 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: frame.place(x=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y=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)</text:p>
          </table:table-cell>
          <table:table-cell table:formula="of:=[.A17]&amp;[.B17]&amp;[.C17]&amp;[.D17]&amp;[.E17]&amp;[.F17]&amp;[.G17]" office:value-type="string" office:string-value="elif i == 6: frame.place(x=0,y=60)" calcext:value-type="string">
            <text:p>elif i == 6: frame.place(x=0,y=60)</text:p>
          </table:table-cell>
        </table:table-row>
        <table:table-row table:style-name="ro1">
          <table:table-cell office:value-type="string" calcext:value-type="string">
            <text:p>elif i == </text:p>
          </table:table-cell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: frame.place(x=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,y=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)</text:p>
          </table:table-cell>
          <table:table-cell table:formula="of:=[.A18]&amp;[.B18]&amp;[.C18]&amp;[.D18]&amp;[.E18]&amp;[.F18]&amp;[.G18]" office:value-type="string" office:string-value="elif i == 7: frame.place(x=250,y=60)" calcext:value-type="string">
            <text:p>elif i == 7: frame.place(x=250,y=60)</text:p>
          </table:table-cell>
        </table:table-row>
        <table:table-row table:style-name="ro1">
          <table:table-cell office:value-type="string" calcext:value-type="string">
            <text:p>elif i == </text:p>
          </table:table-cell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: frame.place(x=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,y=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)</text:p>
          </table:table-cell>
          <table:table-cell table:formula="of:=[.A19]&amp;[.B19]&amp;[.C19]&amp;[.D19]&amp;[.E19]&amp;[.F19]&amp;[.G19]" office:value-type="string" office:string-value="elif i == 8: frame.place(x=500,y=60)" calcext:value-type="string">
            <text:p>elif i == 8: frame.place(x=500,y=60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ga" fo:country="I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Leathanach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0">00/00/0000</text:date>, <text:time>00:00:00</text:time></text:p>
        </style:region-right>
      </style:header>
      <style:header-left style:display="false"/>
      <style:footer>
        <text:p>Leathanach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9T22:35:08.803281487</meta:creation-date>
    <dc:date>2022-03-20T03:00:16.346567606</dc:date>
    <meta:editing-duration>PT2H3M16S</meta:editing-duration>
    <meta:editing-cycles>1</meta:editing-cycles>
    <meta:document-statistic meta:table-count="2" meta:cell-count="1512" meta:object-count="0"/>
    <meta:generator>LibreOffice/6.4.7.2$Linux_X86_64 LibreOffice_project/40$Build-2</meta:generator>
  </office:meta>
</office:document-meta>
</file>